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46" style:family="table">
      <style:table-properties style:width="16.002cm" fo:margin-top="0cm" fo:margin-bottom="0cm" table:align="margins" fo:keep-with-next="always" style:may-break-between-rows="false"/>
    </style:style>
    <style:style style:name="Table46.A" style:family="table-column">
      <style:table-column-properties style:column-width="2.499cm" style:rel-column-width="10236*"/>
    </style:style>
    <style:style style:name="Table46.B" style:family="table-column">
      <style:table-column-properties style:column-width="13.503cm" style:rel-column-width="55299*"/>
    </style:style>
    <style:style style:name="Table46.1" style:family="table-row">
      <style:table-row-properties fo:keep-together="always"/>
    </style:style>
    <style:style style:name="Table4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6.B1" style:family="table-cell">
      <style:table-cell-properties style:vertical-align="middle" fo:background-color="#dddddd" fo:padding="0.097cm" fo:border="0.25pt solid #000000" style:writing-mode="page">
        <style:background-image/>
      </style:table-cell-properties>
    </style:style>
    <style:style style:name="Table4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7" style:family="table">
      <style:table-properties style:width="16.002cm" fo:margin-top="0cm" fo:margin-bottom="0cm" table:align="margins" fo:keep-with-next="always" style:may-break-between-rows="false"/>
    </style:style>
    <style:style style:name="Table47.A" style:family="table-column">
      <style:table-column-properties style:column-width="2.499cm" style:rel-column-width="10236*"/>
    </style:style>
    <style:style style:name="Table47.B" style:family="table-column">
      <style:table-column-properties style:column-width="13.503cm" style:rel-column-width="55299*"/>
    </style:style>
    <style:style style:name="Table47.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47.B1" style:family="table-cell">
      <style:table-cell-properties style:vertical-align="middle" fo:background-color="#dddddd" fo:padding="0.097cm" fo:border="0.25pt solid #000000">
        <style:background-image/>
      </style:table-cell-properties>
    </style:style>
    <style:style style:name="Table47.A2" style:family="table-cell">
      <style:table-cell-properties fo:padding="0.097cm" fo:border-left="0.25pt solid #000000" fo:border-right="none" fo:border-top="none" fo:border-bottom="0.25pt solid #000000"/>
    </style:style>
    <style:style style:name="Table47.B2" style:family="table-cell">
      <style:table-cell-properties fo:padding="0.097cm" fo:border-left="0.25pt solid #000000" fo:border-right="0.25pt solid #000000" fo:border-top="none" fo:border-bottom="0.25pt solid #000000"/>
    </style:style>
    <style:style style:name="Table47.A3" style:family="table-cell">
      <style:table-cell-properties fo:padding="0.097cm" fo:border-left="0.25pt solid #000000" fo:border-right="none" fo:border-top="none" fo:border-bottom="0.25pt solid #000000"/>
    </style:style>
    <style:style style:name="Table47.B3" style:family="table-cell">
      <style:table-cell-properties fo:padding="0.097cm" fo:border-left="0.25pt solid #000000" fo:border-right="0.25pt solid #000000" fo:border-top="none" fo:border-bottom="0.25pt solid #000000"/>
    </style:style>
    <style:style style:name="Table47.A4" style:family="table-cell">
      <style:table-cell-properties fo:padding="0.097cm" fo:border-left="0.25pt solid #000000" fo:border-right="none" fo:border-top="none" fo:border-bottom="0.25pt solid #000000"/>
    </style:style>
    <style:style style:name="Table47.B4" style:family="table-cell">
      <style:table-cell-properties fo:padding="0.097cm" fo:border-left="0.25pt solid #000000" fo:border-right="0.25pt solid #000000" fo:border-top="none" fo:border-bottom="0.25pt solid #000000"/>
    </style:style>
    <style:style style:name="Table49" style:family="table">
      <style:table-properties style:width="16.002cm" fo:margin-top="0cm" fo:margin-bottom="0cm" table:align="margins" fo:keep-with-next="always" style:may-break-between-rows="false"/>
    </style:style>
    <style:style style:name="Table49.A" style:family="table-column">
      <style:table-column-properties style:column-width="3.57cm" style:rel-column-width="14621*"/>
    </style:style>
    <style:style style:name="Table49.B" style:family="table-column">
      <style:table-column-properties style:column-width="12.432cm" style:rel-column-width="50914*"/>
    </style:style>
    <style:style style:name="Table4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9.B1" style:family="table-cell">
      <style:table-cell-properties style:vertical-align="middle" fo:background-color="#dddddd" fo:padding="0.097cm" fo:border="0.25pt solid #000000" style:writing-mode="page">
        <style:background-image/>
      </style:table-cell-properties>
    </style:style>
    <style:style style:name="Table4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9.A4"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3.572cm" style:rel-column-width="14626*"/>
    </style:style>
    <style:style style:name="Table1.B" style:family="table-column">
      <style:table-column-properties style:column-width="12.43cm" style:rel-column-width="50909*"/>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A5"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3.572cm" style:rel-column-width="14626*"/>
    </style:style>
    <style:style style:name="Table2.B" style:family="table-column">
      <style:table-column-properties style:column-width="12.43cm" style:rel-column-width="50909*"/>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A6"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3.B1" style:family="table-cell">
      <style:table-cell-properties style:vertical-align="" fo:background-color="#dddddd" fo:padding="0.097cm" fo:border="0.25pt solid #000000" style:writing-mode="page">
        <style:background-image/>
      </style:table-cell-properties>
    </style:style>
    <style:style style:name="Table3.2" style:family="table-row">
      <style:table-row-properties style:min-row-height="0.011cm"/>
    </style:style>
    <style:style style:name="Table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8.001cm" style:rel-column-width="32767*"/>
    </style:style>
    <style:style style:name="Tabella2.B" style:family="table-column">
      <style:table-column-properties style:column-width="8.001cm" style:rel-column-width="32768*"/>
    </style:style>
    <style:style style:name="Tabella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style:vertical-align="middle" fo:background-color="#dddddd" fo:padding="0.097cm" fo:border="0.25pt solid #000000" style:writing-mode="page">
        <style:background-image/>
      </style:table-cell-properties>
    </style:style>
    <style:style style:name="Tabella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3" style:family="table">
      <style:table-properties style:width="16.002cm" fo:margin-top="0cm" fo:margin-bottom="0cm" table:align="margins" fo:keep-with-next="always" style:may-break-between-rows="false"/>
    </style:style>
    <style:style style:name="Table53.A" style:family="table-column">
      <style:table-column-properties style:column-width="2.388cm" style:rel-column-width="9784*"/>
    </style:style>
    <style:style style:name="Table53.B" style:family="table-column">
      <style:table-column-properties style:column-width="13.614cm" style:rel-column-width="55751*"/>
    </style:style>
    <style:style style:name="Table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3.B1" style:family="table-cell">
      <style:table-cell-properties style:vertical-align="middle" fo:background-color="#dddddd" fo:padding="0.097cm" fo:border="0.25pt solid #000000" style:writing-mode="page">
        <style:background-image/>
      </style:table-cell-properties>
    </style:style>
    <style:style style:name="Table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3.3" style:family="table-row">
      <style:table-row-properties style:min-row-height="4.824cm"/>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paragraph-rsid="005dd400"/>
    </style:style>
    <style:style style:name="P3" style:family="paragraph" style:parent-style-name="Table_20_Heading">
      <style:text-properties officeooo:rsid="005d960e" officeooo:paragraph-rsid="00621e3b"/>
    </style:style>
    <style:style style:name="P4" style:family="paragraph" style:parent-style-name="Table_20_Heading">
      <style:text-properties officeooo:rsid="0116f267" officeooo:paragraph-rsid="00621e3b"/>
    </style:style>
    <style:style style:name="P5" style:family="paragraph" style:parent-style-name="Table_20_Heading">
      <style:text-properties officeooo:paragraph-rsid="00839475"/>
    </style:style>
    <style:style style:name="P6" style:family="paragraph" style:parent-style-name="Contenuto_20_tabella_20_lungo">
      <style:text-properties officeooo:paragraph-rsid="005dd400"/>
    </style:style>
    <style:style style:name="P7" style:family="paragraph" style:parent-style-name="Contenuto_20_tabella_20_lungo">
      <style:text-properties officeooo:rsid="00545a45" officeooo:paragraph-rsid="005dd400"/>
    </style:style>
    <style:style style:name="P8" style:family="paragraph" style:parent-style-name="Contenuto_20_tabella_20_lungo">
      <style:text-properties officeooo:rsid="005d7c4e" officeooo:paragraph-rsid="005dd400"/>
    </style:style>
    <style:style style:name="P9" style:family="paragraph" style:parent-style-name="Contenuto_20_tabella_20_lungo">
      <style:text-properties officeooo:rsid="0069ca3b" officeooo:paragraph-rsid="0069ca3b"/>
    </style:style>
    <style:style style:name="P10" style:family="paragraph" style:parent-style-name="Contenuto_20_tabella_20_lungo">
      <style:text-properties officeooo:paragraph-rsid="00839475"/>
    </style:style>
    <style:style style:name="P11" style:family="paragraph" style:parent-style-name="Contenuto_20_tabella_20_lungo">
      <style:text-properties officeooo:rsid="0093f8f9" officeooo:paragraph-rsid="0093f8f9"/>
    </style:style>
    <style:style style:name="P12" style:family="paragraph" style:parent-style-name="Contenuto_20_tabella_20_lungo">
      <style:text-properties officeooo:paragraph-rsid="00a2c374"/>
    </style:style>
    <style:style style:name="P13" style:family="paragraph" style:parent-style-name="Contenuto_20_tabella_20_centrato">
      <style:text-properties officeooo:paragraph-rsid="005dd400"/>
    </style:style>
    <style:style style:name="P14" style:family="paragraph" style:parent-style-name="Table_20_Contents">
      <style:text-properties officeooo:paragraph-rsid="005dd400"/>
    </style:style>
    <style:style style:name="P15" style:family="paragraph" style:parent-style-name="Table_20_Contents">
      <style:text-properties officeooo:rsid="00621e3b" officeooo:paragraph-rsid="00621e3b"/>
    </style:style>
    <style:style style:name="P16" style:family="paragraph" style:parent-style-name="Table">
      <style:text-properties officeooo:paragraph-rsid="005dd400"/>
    </style:style>
    <style:style style:name="P17" style:family="paragraph" style:parent-style-name="Table">
      <style:paragraph-properties fo:keep-with-next="always"/>
      <style:text-properties officeooo:paragraph-rsid="00621e3b"/>
    </style:style>
    <style:style style:name="P18" style:family="paragraph" style:parent-style-name="Table">
      <style:paragraph-properties fo:margin-left="0cm" fo:margin-right="0cm" fo:text-indent="0cm" style:auto-text-indent="false"/>
      <style:text-properties officeooo:paragraph-rsid="00839475"/>
    </style:style>
    <style:style style:name="P19" style:family="paragraph" style:parent-style-name="Contents_20_4">
      <style:paragraph-properties>
        <style:tab-stops/>
      </style:paragraph-properties>
    </style:style>
    <style:style style:name="P20" style:family="paragraph" style:parent-style-name="Contents_20_2">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4">
      <style:paragraph-properties>
        <style:tab-stops/>
      </style:paragraph-properties>
    </style:style>
    <style:style style:name="P25" style:family="paragraph" style:parent-style-name="Contenuto_20_tabella_20_lungo" style:list-style-name="EG_20_Elenco_20_semplice"/>
    <style:style style:name="P26" style:family="paragraph" style:parent-style-name="Contenuto_20_tabella_20_lungo" style:list-style-name="EG_20_Elenco_20_semplice">
      <style:text-properties officeooo:paragraph-rsid="005dd400"/>
    </style:style>
    <style:style style:name="P27" style:family="paragraph" style:parent-style-name="Contenuto_20_tabella_20_lungo" style:list-style-name="EG_20_Elenco_20_semplice">
      <style:text-properties officeooo:paragraph-rsid="0096e38f"/>
    </style:style>
    <style:style style:name="P28" style:family="paragraph" style:parent-style-name="Contenuto_20_tabella_20_lungo" style:list-style-name="EG_20_Elenco_20_semplice">
      <style:text-properties officeooo:rsid="005830e4" officeooo:paragraph-rsid="005dd400"/>
    </style:style>
    <style:style style:name="P29" style:family="paragraph" style:parent-style-name="Contenuto_20_tabella_20_lungo" style:list-style-name="EG_20_Elenco_20_semplice">
      <style:text-properties officeooo:rsid="0067ed95" officeooo:paragraph-rsid="005dd400"/>
    </style:style>
    <style:style style:name="P30" style:family="paragraph" style:parent-style-name="Contenuto_20_tabella_20_lungo" style:list-style-name="EG_20_Elenco_20_semplice">
      <style:text-properties officeooo:rsid="006f64d9" officeooo:paragraph-rsid="005dd400"/>
    </style:style>
    <style:style style:name="P31" style:family="paragraph" style:parent-style-name="EG_20_Nota">
      <style:text-properties officeooo:paragraph-rsid="005dd400"/>
    </style:style>
    <style:style style:name="P32" style:family="paragraph" style:parent-style-name="Heading_20_2" style:master-page-name="EG_20_Capitoli_20_prima">
      <style:paragraph-properties style:page-number="auto"/>
      <style:text-properties officeooo:paragraph-rsid="008a4110"/>
    </style:style>
    <style:style style:name="P33" style:family="paragraph" style:parent-style-name="Heading_20_3">
      <style:text-properties officeooo:paragraph-rsid="005dd400"/>
    </style:style>
    <style:style style:name="P34" style:family="paragraph" style:parent-style-name="Heading_20_3" style:master-page-name="EG_20_Capitoli">
      <style:paragraph-properties style:page-number="2" fo:break-before="page"/>
      <style:text-properties officeooo:paragraph-rsid="005dd400"/>
    </style:style>
    <style:style style:name="P35" style:family="paragraph" style:parent-style-name="Heading_20_3" style:master-page-name="">
      <style:paragraph-properties style:page-number="auto" fo:break-before="auto" fo:break-after="auto"/>
      <style:text-properties officeooo:paragraph-rsid="005dd400"/>
    </style:style>
    <style:style style:name="P36" style:family="paragraph" style:parent-style-name="Heading_20_3" style:master-page-name="">
      <style:paragraph-properties style:page-number="auto" fo:break-before="page"/>
      <style:text-properties officeooo:paragraph-rsid="005dd400"/>
    </style:style>
    <style:style style:name="P37" style:family="paragraph" style:parent-style-name="Heading_20_3" style:master-page-name="">
      <style:paragraph-properties style:page-number="auto" fo:break-before="page"/>
      <style:text-properties officeooo:rsid="005adc19" officeooo:paragraph-rsid="005dd400"/>
    </style:style>
    <style:style style:name="P38" style:family="paragraph" style:parent-style-name="Heading_20_4">
      <style:text-properties officeooo:paragraph-rsid="005dd400"/>
    </style:style>
    <style:style style:name="P39" style:family="paragraph" style:parent-style-name="Heading_20_4" style:master-page-name="">
      <style:paragraph-properties style:page-number="auto" fo:break-before="page"/>
      <style:text-properties officeooo:paragraph-rsid="005dd400"/>
    </style:style>
    <style:style style:name="P40" style:family="paragraph" style:parent-style-name="Text_20_body" style:list-style-name="EG_20_All_20_commi">
      <style:text-properties officeooo:paragraph-rsid="005dd400"/>
    </style:style>
    <style:style style:name="P41" style:family="paragraph" style:parent-style-name="Text_20_body" style:list-style-name="EG_20_All_20_commi">
      <style:text-properties officeooo:paragraph-rsid="005efea6"/>
    </style:style>
    <style:style style:name="P42" style:family="paragraph" style:parent-style-name="Text_20_body" style:list-style-name="EG_20_All_20_commi">
      <style:text-properties officeooo:paragraph-rsid="0067a2e8"/>
    </style:style>
    <style:style style:name="P43" style:family="paragraph" style:parent-style-name="Text_20_body" style:list-style-name="EG_20_All_20_commi">
      <style:text-properties officeooo:paragraph-rsid="00621e3b"/>
    </style:style>
    <style:style style:name="P44" style:family="paragraph" style:parent-style-name="Text_20_body" style:list-style-name="EG_20_All_20_commi">
      <style:text-properties officeooo:paragraph-rsid="0069ecd1"/>
    </style:style>
    <style:style style:name="P45" style:family="paragraph" style:parent-style-name="Text_20_body" style:list-style-name="EG_20_All_20_commi">
      <style:text-properties officeooo:paragraph-rsid="00a2c374"/>
    </style:style>
    <style:style style:name="P46" style:family="paragraph" style:parent-style-name="Text_20_body" style:list-style-name="EG_20_All_20_commi">
      <style:text-properties officeooo:rsid="00897ebd" officeooo:paragraph-rsid="005dd400"/>
    </style:style>
    <style:style style:name="P47" style:family="paragraph" style:parent-style-name="Text_20_body" style:list-style-name="EG_20_All_20_commi">
      <style:text-properties officeooo:rsid="0081d897" officeooo:paragraph-rsid="005dd400"/>
    </style:style>
    <style:style style:name="P48" style:family="paragraph" style:parent-style-name="Text_20_body" style:list-style-name="EG_20_All_20_commi">
      <style:text-properties officeooo:rsid="006732b4" officeooo:paragraph-rsid="005dd400"/>
    </style:style>
    <style:style style:name="P49" style:family="paragraph" style:parent-style-name="Text_20_body" style:list-style-name="EG_20_All_20_commi">
      <style:text-properties style:font-name="Liberation Serif" fo:font-size="11pt" officeooo:paragraph-rsid="005dd400" style:font-size-asian="11pt" style:font-size-complex="11pt"/>
    </style:style>
    <style:style style:name="P50" style:family="paragraph" style:parent-style-name="Text_20_body" style:list-style-name="EG_20_All_20_commi">
      <style:text-properties style:font-name="Liberation Serif" fo:font-size="11pt" officeooo:rsid="008f875c" officeooo:paragraph-rsid="005dd400" style:font-name-asian="Times New Roman" style:font-size-asian="11pt" style:font-name-complex="Times New Roman" style:font-size-complex="11pt"/>
    </style:style>
    <style:style style:name="P51" style:family="paragraph" style:parent-style-name="Text_20_body" style:list-style-name="EG_20_All_20_commi">
      <style:text-properties officeooo:rsid="008f875c" officeooo:paragraph-rsid="005dd400"/>
    </style:style>
    <style:style style:name="P52" style:family="paragraph" style:parent-style-name="Text_20_body" style:list-style-name="EG_20_All_20_commi">
      <style:text-properties officeooo:rsid="008558b7" officeooo:paragraph-rsid="005dd400"/>
    </style:style>
    <style:style style:name="P53" style:family="paragraph" style:parent-style-name="Text_20_body" style:list-style-name="EG_20_All_20_commi">
      <style:text-properties officeooo:rsid="0085be6e" officeooo:paragraph-rsid="005dd400"/>
    </style:style>
    <style:style style:name="P54" style:family="paragraph" style:parent-style-name="Text_20_body" style:list-style-name="EG_20_All_20_commi">
      <style:text-properties officeooo:rsid="006948ae" officeooo:paragraph-rsid="00821d7d"/>
    </style:style>
    <style:style style:name="T1" style:family="text">
      <style:text-properties officeooo:rsid="00582680"/>
    </style:style>
    <style:style style:name="T2" style:family="text">
      <style:text-properties officeooo:rsid="006e7e86"/>
    </style:style>
    <style:style style:name="T3" style:family="text">
      <style:text-properties style:language-complex="ar" style:country-complex="SA"/>
    </style:style>
    <style:style style:name="T4" style:family="text">
      <style:text-properties officeooo:rsid="0059154d"/>
    </style:style>
    <style:style style:name="T5" style:family="text">
      <style:text-properties officeooo:rsid="00655ac1"/>
    </style:style>
    <style:style style:name="T6" style:family="text">
      <style:text-properties officeooo:rsid="0064e905"/>
    </style:style>
    <style:style style:name="T7" style:family="text">
      <style:text-properties officeooo:rsid="0058e7d7"/>
    </style:style>
    <style:style style:name="T8" style:family="text">
      <style:text-properties officeooo:rsid="00665a78"/>
    </style:style>
    <style:style style:name="T9" style:family="text">
      <style:text-properties officeooo:rsid="005abe80"/>
    </style:style>
    <style:style style:name="T10" style:family="text">
      <style:text-properties officeooo:rsid="005f7781"/>
    </style:style>
    <style:style style:name="T11" style:family="text">
      <style:text-properties officeooo:rsid="0089da7d"/>
    </style:style>
    <style:style style:name="T12" style:family="text">
      <style:text-properties officeooo:rsid="0041b686"/>
    </style:style>
    <style:style style:name="T13" style:family="text">
      <style:text-properties officeooo:rsid="005054e5"/>
    </style:style>
    <style:style style:name="T14" style:family="text">
      <style:text-properties officeooo:rsid="00897ebd"/>
    </style:style>
    <style:style style:name="T15" style:family="text">
      <style:text-properties officeooo:rsid="0053232f"/>
    </style:style>
    <style:style style:name="T16" style:family="text">
      <style:text-properties officeooo:rsid="00974e91"/>
    </style:style>
    <style:style style:name="T17" style:family="text">
      <style:text-properties officeooo:rsid="005d160f"/>
    </style:style>
    <style:style style:name="T18" style:family="text">
      <style:text-properties officeooo:rsid="008def56"/>
    </style:style>
    <style:style style:name="T19" style:family="text">
      <style:text-properties officeooo:rsid="0083b323"/>
    </style:style>
    <style:style style:name="T20" style:family="text">
      <style:text-properties officeooo:rsid="0066591a"/>
    </style:style>
    <style:style style:name="T21" style:family="text">
      <style:text-properties officeooo:rsid="00675a6c"/>
    </style:style>
    <style:style style:name="T22" style:family="text">
      <style:text-properties officeooo:rsid="008cf1c7"/>
    </style:style>
    <style:style style:name="T23" style:family="text">
      <style:text-properties officeooo:rsid="00986e64"/>
    </style:style>
    <style:style style:name="T24" style:family="text">
      <style:text-properties officeooo:rsid="005d66ba"/>
    </style:style>
    <style:style style:name="T25" style:family="text">
      <style:text-properties officeooo:rsid="00692f78"/>
    </style:style>
    <style:style style:name="T26" style:family="text">
      <style:text-properties style:font-name-asian="Times New Roman" style:font-name-complex="Times New Roman"/>
    </style:style>
    <style:style style:name="T27" style:family="text">
      <style:text-properties officeooo:rsid="008ec191" style:font-name-asian="Times New Roman" style:font-name-complex="Times New Roman"/>
    </style:style>
    <style:style style:name="T28" style:family="text">
      <style:text-properties officeooo:rsid="00956c01"/>
    </style:style>
    <style:style style:name="T29" style:family="text">
      <style:text-properties officeooo:rsid="008f875c"/>
    </style:style>
    <style:style style:name="T30" style:family="text">
      <style:text-properties officeooo:rsid="005ee7c3"/>
    </style:style>
    <style:style style:name="T31" style:family="text">
      <style:text-properties officeooo:rsid="005f481b"/>
    </style:style>
    <style:style style:name="T32" style:family="text">
      <style:text-properties officeooo:rsid="006f64d9"/>
    </style:style>
    <style:style style:name="T33" style:family="text">
      <style:text-properties officeooo:rsid="0068f97d"/>
    </style:style>
    <style:style style:name="T34" style:family="text">
      <style:text-properties officeooo:rsid="007d4c0e"/>
    </style:style>
    <style:style style:name="T35" style:family="text">
      <style:text-properties officeooo:rsid="005c03b5"/>
    </style:style>
    <style:style style:name="T36" style:family="text">
      <style:text-properties officeooo:rsid="0061693e"/>
    </style:style>
    <style:style style:name="T37" style:family="text">
      <style:text-properties officeooo:rsid="005efea6"/>
    </style:style>
    <style:style style:name="T38" style:family="text">
      <style:text-properties officeooo:rsid="011ab38e"/>
    </style:style>
    <style:style style:name="T39" style:family="text">
      <style:text-properties officeooo:rsid="00da5bb0"/>
    </style:style>
    <style:style style:name="T40" style:family="text">
      <style:text-properties officeooo:rsid="00cb3be1"/>
    </style:style>
    <style:style style:name="T41" style:family="text">
      <style:text-properties officeooo:rsid="00cc6f57"/>
    </style:style>
    <style:style style:name="T42" style:family="text">
      <style:text-properties officeooo:rsid="0119f6eb"/>
    </style:style>
    <style:style style:name="T43" style:family="text">
      <style:text-properties officeooo:rsid="00621e3b"/>
    </style:style>
    <style:style style:name="T44" style:family="text">
      <style:text-properties officeooo:rsid="00647a0b"/>
    </style:style>
    <style:style style:name="T45" style:family="text">
      <style:text-properties officeooo:rsid="012123b2"/>
    </style:style>
    <style:style style:name="T46" style:family="text">
      <style:text-properties officeooo:rsid="00698792"/>
    </style:style>
    <style:style style:name="T47" style:family="text">
      <style:text-properties officeooo:rsid="0069ecd1"/>
    </style:style>
    <style:style style:name="T48" style:family="text">
      <style:text-properties officeooo:rsid="0073afa8"/>
    </style:style>
    <style:style style:name="T49" style:family="text">
      <style:text-properties officeooo:rsid="00821d7d"/>
    </style:style>
    <style:style style:name="T50" style:family="text">
      <style:text-properties officeooo:rsid="008d937e"/>
    </style:style>
    <style:style style:name="T51" style:family="text">
      <style:text-properties officeooo:rsid="0091fa54"/>
    </style:style>
    <style:style style:name="T52" style:family="text">
      <style:text-properties officeooo:rsid="0095b46d"/>
    </style:style>
    <style:style style:name="T53" style:family="text">
      <style:text-properties officeooo:rsid="009d0e2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2" text:outline-level="2"><text:bookmark-start text:name="__RefHeading___Toc26723_2980581049"/><text:reference-mark-start text:name="ch gestione sicurezza"/>Gestione della sicurezza antincendio<text:bookmark-end text:name="__RefHeading___Toc26723_2980581049"/><text:reference-mark-end text:name="ch gestione sicurezza"/></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0"/>
          <text:p text:style-name="P21"><text:a xlink:type="simple" xlink:href="#__RefHeading__1539_1361602405" text:style-name="Index_20_Link" text:visited-style-name="Index_20_Link">Premessa</text:a></text:p>
          <text:p text:style-name="P21"><text:a xlink:type="simple" xlink:href="#__RefHeading__185773_1904530980" text:style-name="Index_20_Link" text:visited-style-name="Index_20_Link">Livelli di prestazione</text:a></text:p>
          <text:p text:style-name="P21"><text:a xlink:type="simple" xlink:href="#__RefHeading__185775_1904530980" text:style-name="Index_20_Link" text:visited-style-name="Index_20_Link">Criteri di attribuzione dei livelli di prestazione</text:a></text:p>
          <text:p text:style-name="P21"><text:a xlink:type="simple" xlink:href="#__RefHeading__185777_1904530980" text:style-name="Index_20_Link" text:visited-style-name="Index_20_Link">Soluzioni progettuali</text:a></text:p>
          <text:p text:style-name="P19"><text:a xlink:type="simple" xlink:href="#__RefHeading__185779_1904530980" text:style-name="Index_20_Link" text:visited-style-name="Index_20_Link">Soluzioni conformi</text:a></text:p>
          <text:p text:style-name="P19"><text:a xlink:type="simple" xlink:href="#__RefHeading___Toc57783_2737524394" text:style-name="Index_20_Link" text:visited-style-name="Index_20_Link">Soluzioni alternative</text:a></text:p>
          <text:p text:style-name="P21"><text:a xlink:type="simple" xlink:href="#__RefHeading___Toc4684_932169186" text:style-name="Index_20_Link" text:visited-style-name="Index_20_Link">Misure di prevenzione degli incendi</text:a></text:p>
          <text:p text:style-name="P21"><text:a xlink:type="simple" xlink:href="#__RefHeading__5057_1014154682" text:style-name="Index_20_Link" text:visited-style-name="Index_20_Link">Progettazione della gestione della sicurezza</text:a></text:p>
          <text:p text:style-name="P21"><text:a xlink:type="simple" xlink:href="#__RefHeading__4810_1014154682" text:style-name="Index_20_Link" text:visited-style-name="Index_20_Link">Gestione della sicurezza nell’attività in esercizio</text:a></text:p>
          <text:p text:style-name="P19"><text:a xlink:type="simple" xlink:href="#__RefHeading__5161_527943241" text:style-name="Index_20_Link" text:visited-style-name="Index_20_Link">Registro dei controlli</text:a></text:p>
          <text:p text:style-name="P19"><text:a xlink:type="simple" xlink:href="#__RefHeading__4955_527943241" text:style-name="Index_20_Link" text:visited-style-name="Index_20_Link">Piano per il mantenimento del livello di sicurezza antincendio</text:a></text:p>
          <text:p text:style-name="P19"><text:a xlink:type="simple" xlink:href="#__RefHeading__5335_1014154682" text:style-name="Index_20_Link" text:visited-style-name="Index_20_Link">Controllo e manutenzione di impianti ed attrezzature antincendio</text:a></text:p>
          <text:p text:style-name="P19"><text:a xlink:type="simple" xlink:href="#__RefHeading__4951_527943241" text:style-name="Index_20_Link" text:visited-style-name="Index_20_Link">Preparazione all’emergenza</text:a></text:p>
          <text:p text:style-name="P19"><text:a xlink:type="simple" xlink:href="#__RefHeading__185783_1904530980" text:style-name="Index_20_Link" text:visited-style-name="Index_20_Link">Preparazione all’emergenza in attività caratterizzate da promiscuità strutturale, impiantistica, dei sistemi di vie d’esodo</text:a></text:p>
          <text:p text:style-name="P19"><text:a xlink:type="simple" xlink:href="#__RefHeading__1751_28189477" text:style-name="Index_20_Link" text:visited-style-name="Index_20_Link">Centro di gestione delle emergenze</text:a></text:p>
          <text:p text:style-name="P19"><text:a xlink:type="simple" xlink:href="#__RefHeading___Toc7125_201855615" text:style-name="Index_20_Link" text:visited-style-name="Index_20_Link">Unità gestionale GSA</text:a></text:p>
          <text:p text:style-name="P19"><text:a xlink:type="simple" xlink:href="#__RefHeading__185785_1904530980" text:style-name="Index_20_Link" text:visited-style-name="Index_20_Link">Revisione periodica</text:a></text:p>
          <text:p text:style-name="P21"><text:a xlink:type="simple" xlink:href="#__RefHeading__5163_527943241" text:style-name="Index_20_Link" text:visited-style-name="Index_20_Link">Gestione della sicurezza in emergenza</text:a></text:p>
          <text:p text:style-name="P21"><text:a xlink:type="simple" xlink:href="#__RefHeading__1541_1361602405" text:style-name="Index_20_Link" text:visited-style-name="Index_20_Link">Riferimenti</text:a></text:p>
        </text:index-body>
      </text:table-of-content>
      <text:p text:style-name="Standard"/>
      <text:h text:style-name="P34" text:outline-level="3"><text:bookmark-start text:name="__RefHeading__1539_1361602405"/>Premessa<text:bookmark-end text:name="__RefHeading__1539_1361602405"/></text:h>
      <text:list xml:id="list3832660993" text:style-name="EG_20_All_20_commi">
        <text:list-item text:start-value="1">
          <text:p text:style-name="P40">La <text:span text:style-name="Emphasis">gestione della sicurezza antincendio</text:span> (GSA) rappresenta la misura antincendio organizzativa e gestionale <text:span text:style-name="T1">dell’attività </text:span>atta a garantir<text:span text:style-name="T44">n</text:span>e, nel tempo, un adeguato livello di sicurezza in caso di incendio.</text:p>
        </text:list-item>
      </text:list>
      <text:h text:style-name="P33" text:outline-level="3"><text:bookmark-start text:name="__RefHeading__185773_1904530980"/>Livelli di prestazione<text:bookmark-end text:name="__RefHeading__185773_1904530980"/></text:h>
      <text:list xml:id="list183226459454845" text:continue-list="list3832660993" text:style-name="EG_20_All_20_commi">
        <text:list-item text:start-value="1">
          <text:p text:style-name="P41"><text:span text:style-name="T37">La</text:span> tabella <text:sequence-ref text:reference-format="value" text:ref-name="refTable0">S.5-1</text:sequence-ref> riporta i livelli di prestazione attribuibili all’<text:span text:style-name="Emphasis"><text:span text:style-name="T37">attività</text:span></text:span> per la presente misura antincendio.</text:p>
        </text:list-item>
      </text:list>
      <table:table table:name="Table46" table:style-name="Table46">
        <table:table-column table:style-name="Table46.A"/>
        <table:table-column table:style-name="Table46.B"/>
        <table:table-row table:style-name="Table46.1">
          <table:table-cell table:style-name="Table46.A1" office:value-type="string">
            <text:p text:style-name="P2">Livello di prestazione</text:p>
          </table:table-cell>
          <table:table-cell table:style-name="Table46.B1" office:value-type="string">
            <text:p text:style-name="P2">Descrizione</text:p>
          </table:table-cell>
        </table:table-row>
        <table:table-row table:style-name="Table46.1">
          <table:table-cell table:style-name="Table46.A2" office:value-type="string">
            <text:p text:style-name="P13">I</text:p>
          </table:table-cell>
          <table:table-cell table:style-name="Table46.B2" office:value-type="string">
            <text:p text:style-name="P14">Gestione della sicurezza antincendio <text:span text:style-name="T2">per il mantenimento delle condizioni di esercizio e di risposta all’emergenza</text:span></text:p>
          </table:table-cell>
        </table:table-row>
        <table:table-row table:style-name="Table46.1">
          <table:table-cell table:style-name="Table46.A2" office:value-type="string">
            <text:p text:style-name="P13">II</text:p>
          </table:table-cell>
          <table:table-cell table:style-name="Table46.B2" office:value-type="string">
            <text:p text:style-name="P14">Gestione della sicurezza antincendio <text:span text:style-name="T2">per il mantenimento delle condizioni di esercizio e di risposta all’emergenza con struttura di supporto</text:span></text:p>
          </table:table-cell>
        </table:table-row>
        <table:table-row table:style-name="Table46.1">
          <table:table-cell table:style-name="Table46.A2" office:value-type="string">
            <text:p text:style-name="P13">III</text:p>
          </table:table-cell>
          <table:table-cell table:style-name="Table46.B2" office:value-type="string">
            <text:p text:style-name="P14">Gestione della sicurezza antincendio <text:span text:style-name="T2">per il mantenimento delle condizioni di esercizio e di risposta all’emergenza con struttura di supporto dedicata</text:span></text:p>
          </table:table-cell>
        </table:table-row>
      </table:table>
      <text:p text:style-name="P16">Tabella <text:sequence text:ref-name="refTable0" text:name="Table" text:formula="ooow:Table+1" style:num-format="1">S.5-1</text:sequence>: Livelli di prestazione</text:p>
      <text:h text:style-name="P35" text:outline-level="3"><text:bookmark-start text:name="__RefHeading__185775_1904530980"/>Criteri di attribuzione dei livelli di prestazione<text:bookmark-end text:name="__RefHeading__185775_1904530980"/></text:h>
      <text:list xml:id="list183228021153670" text:continue-list="list183226459454845" text:style-name="EG_20_All_20_commi">
        <text:list-item text:start-value="1">
          <text:p text:style-name="P40"><text:span text:style-name="T37">La</text:span> tabella <text:sequence-ref text:reference-format="value" text:ref-name="refTable1">S.5-2</text:sequence-ref> riporta i criteri <text:span text:style-name="Emphasis">generalmente accettati</text:span> per l’attribuzione dei singoli livelli di prestazione.</text:p>
        </text:list-item>
      </text:list>
      <table:table table:name="Table47" table:style-name="Table47">
        <table:table-column table:style-name="Table47.A"/>
        <table:table-column table:style-name="Table47.B"/>
        <table:table-row>
          <table:table-cell table:style-name="Table47.A1" office:value-type="string">
            <text:p text:style-name="P2">Livello di prestazione</text:p>
          </table:table-cell>
          <table:table-cell table:style-name="Table47.B1" office:value-type="string">
            <text:p text:style-name="P2">Criteri di attribuzione</text:p>
          </table:table-cell>
        </table:table-row>
        <table:table-row>
          <table:table-cell table:style-name="Table47.A3" office:value-type="string">
            <text:p text:style-name="Contenuto_20_tabella_20_centrato">I</text:p>
          </table:table-cell>
          <table:table-cell table:style-name="Table47.B2" office:value-type="string">
            <text:p text:style-name="Contenuto_20_tabella_20_lungo">Attività ove siano verificate <text:span text:style-name="Emphasis">tutte</text:span> le seguenti condizioni:</text:p>
            <text:list xml:id="list661534345" text:style-name="EG_20_Elenco_20_semplice">
              <text:list-item>
                <text:p text:style-name="P25">profili di rischio:</text:p>
                <text:list>
                  <text:list-item>
                    <text:p text:style-name="P25">R<text:span text:style-name="EG_20_Pedice">vita</text:span> compresi in A1, A2;</text:p>
                  </text:list-item>
                  <text:list-item>
                    <text:p text:style-name="P25">R<text:span text:style-name="EG_20_Pedice">beni</text:span> pari a 1;</text:p>
                  </text:list-item>
                  <text:list-item>
                    <text:p text:style-name="P25"><text:span text:style-name="T3">R</text:span><text:span text:style-name="EG_20_Pedice"><text:span text:style-name="T3">ambiente</text:span></text:span><text:span text:style-name="T3"> non significativo;</text:span></text:p>
                  </text:list-item>
                </text:list>
              </text:list-item>
              <text:list-item>
                <text:p text:style-name="P25">non prevalentemente destinata ad occupanti con disabilità;</text:p>
              </text:list-item>
              <text:list-item>
                <text:p text:style-name="P25">tutti i piani dell’attività situati a quota compresa tra -10 m e 54 m;</text:p>
              </text:list-item>
              <text:list-item>
                <text:p text:style-name="P25">carico di incendio specifico q<text:span text:style-name="EG_20_Pedice">f</text:span> ≤ 1200 MJ/m<text:span text:style-name="EG_20_Apice">2</text:span>;</text:p>
              </text:list-item>
              <text:list-item>
                <text:p text:style-name="P25">non si detengono o trattano sostanze o miscele pericolose in quantità significative;</text:p>
              </text:list-item>
              <text:list-item>
                <text:p text:style-name="P25">non si effettuano lavorazioni pericolose ai fini dell’incendio.</text:p>
              </text:list-item>
            </text:list>
          </table:table-cell>
        </table:table-row>
        <table:table-row>
          <table:table-cell table:style-name="Table47.A3" office:value-type="string">
            <text:p text:style-name="Contenuto_20_tabella_20_centrato">II</text:p>
          </table:table-cell>
          <table:table-cell table:style-name="Table47.B3" office:value-type="string">
            <text:p text:style-name="Contenuto_20_tabella_20_lungo">Attività non ricomprese negli altri criteri di attribuzione</text:p>
          </table:table-cell>
        </table:table-row>
        <table:table-row>
          <table:table-cell table:style-name="Table47.A4" office:value-type="string">
            <text:p text:style-name="Contenuto_20_tabella_20_centrato">III</text:p>
          </table:table-cell>
          <table:table-cell table:style-name="Table47.B4" office:value-type="string">
            <text:p text:style-name="Contenuto_20_tabella_20_lungo">Attività ove sia verificato <text:span text:style-name="Emphasis">almeno una</text:span> delle seguenti condizioni:</text:p>
            <text:list xml:id="list183228343129166" text:continue-numbering="true" text:style-name="EG_20_Elenco_20_semplice">
              <text:list-item>
                <text:p text:style-name="P25"><text:span text:style-name="T3">profilo di rischio R</text:span><text:span text:style-name="EG_20_Pedice"><text:span text:style-name="T3">beni</text:span></text:span><text:span text:style-name="T3"> compreso in 3, 4;</text:span></text:p>
              </text:list-item>
              <text:list-item>
                <text:p text:style-name="P25">se aperta al pubblico: affollamento complessivo &gt; 300 occupanti;</text:p>
              </text:list-item>
              <text:list-item>
                <text:p text:style-name="P25">se non aperta al pubblico: affollamento complessivo &gt; 1000 occupanti;</text:p>
              </text:list-item>
              <text:list-item>
                <text:p text:style-name="P25"><text:span text:style-name="T3">numero complessivo di posti letto &gt; 100 e profili di rischio R</text:span><text:span text:style-name="EG_20_Pedice"><text:span text:style-name="T3">vita</text:span></text:span><text:span text:style-name="T3"> compresi in D1, D2, Ciii1, Ciii2, Ciii3;</text:span></text:p>
              </text:list-item>
              <text:list-item>
                <text:p text:style-name="P25">si detengono o trattano sostanze o miscele pericolose in quantità significative ed affollamento complessivo &gt; 25 occupanti;</text:p>
              </text:list-item>
              <text:list-item>
                <text:p text:style-name="P25">si effettuano lavorazioni pericolose ai fini dell’incendio ed affollamento complessivo &gt; 25 occupanti.</text:p>
              </text:list-item>
            </text:list>
          </table:table-cell>
        </table:table-row>
      </table:table>
      <text:p text:style-name="P16">Tabella <text:sequence text:ref-name="refTable1" text:name="Table" text:formula="ooow:Table+1" style:num-format="1">S.5-2</text:sequence>: Criteri di attribuzione dei livelli di prestazione</text:p>
      <text:h text:style-name="P36" text:outline-level="3"><text:bookmark-start text:name="__RefHeading__185777_1904530980"/>Soluzioni progettuali<text:bookmark-end text:name="__RefHeading__185777_1904530980"/></text:h>
      <text:h text:style-name="P38" text:outline-level="4"><text:bookmark-start text:name="__RefHeading__185779_1904530980"/>Soluzioni conformi<text:bookmark-end text:name="__RefHeading__185779_1904530980"/></text:h>
      <text:list xml:id="list183227293485483" text:continue-list="list183228021153670" text:style-name="EG_20_All_20_commi">
        <text:list-item text:start-value="1">
          <text:p text:style-name="P40">Le soluzioni conformi <text:span text:style-name="T4">per ciascun livello di prestazione </text:span>sono riportate nelle tabelle <text:sequence-ref text:reference-format="value" text:ref-name="refTable2">S.5-3</text:sequence-ref>, <text:sequence-ref text:reference-format="value" text:ref-name="refTable3">S.5-4</text:sequence-ref><text:s/><text:span text:style-name="T5">e </text:span><text:sequence-ref text:reference-format="value" text:ref-name="refTable4">S.5-5</text:sequence-ref>.</text:p>
        </text:list-item>
      </text:list>
      <table:table table:name="Table49" table:style-name="Table49">
        <table:table-column table:style-name="Table49.A"/>
        <table:table-column table:style-name="Table49.B"/>
        <table:table-row>
          <table:table-cell table:style-name="Table49.A1" office:value-type="string">
            <text:p text:style-name="P2">Struttura organizzativa minima</text:p>
          </table:table-cell>
          <table:table-cell table:style-name="Table49.B1" office:value-type="string">
            <text:p text:style-name="P2">Compiti e funzioni</text:p>
          </table:table-cell>
        </table:table-row>
        <table:table-row>
          <table:table-cell table:style-name="Table49.A2" office:value-type="string">
            <text:p text:style-name="P14">Responsabile<text:line-break/>dell’attività</text:p>
          </table:table-cell>
          <table:table-cell table:style-name="Table49.B2" office:value-type="string">
            <text:list xml:id="list183227142655059" text:continue-list="list183228343129166"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item>
                <text:p text:style-name="P27">[1] nomina le figure della struttura organizzativa.</text:p>
              </text:list-item>
            </text:list>
          </table:table-cell>
        </table:table-row>
        <table:table-row>
          <table:table-cell table:style-name="Table49.A2" office:value-type="string">
            <text:p text:style-name="P14">[1] Addetti al servizio antincendio</text:p>
          </table:table-cell>
          <table:table-cell table:style-name="Table49.B2" office:value-type="string">
            <text:p text:style-name="P7">Attuano la GSA in esercizio ed in emergenza.</text:p>
          </table:table-cell>
        </table:table-row>
        <table:table-row>
          <table:table-cell table:style-name="Table49.A4" office:value-type="string">
            <text:p text:style-name="P2">GSA in esercizio</text:p>
          </table:table-cell>
          <table:table-cell table:style-name="Table49.B2" office:value-type="string">
            <text:p text:style-name="Contenuto_20_tabella_20_lungo">Come prevista al paragrafo <text:bookmark-ref text:reference-format="number" text:ref-name="__RefHeading__4810_1014154682">S.5.7</text:bookmark-ref>, <text:span text:style-name="T6">limitatamente ai paragrafi </text:span><text:span text:style-name="T6"><text:bookmark-ref text:reference-format="chapter" text:ref-name="__RefHeading__5161_527943241">S.5.7.1</text:bookmark-ref></text:span><text:span text:style-name="T6">, </text:span><text:span text:style-name="T6"><text:bookmark-ref text:reference-format="chapter" text:ref-name="__RefHeading__5335_1014154682">S.5.7.3</text:bookmark-ref></text:span><text:span text:style-name="T6">, </text:span><text:span text:style-name="T6"><text:bookmark-ref text:reference-format="chapter" text:ref-name="__RefHeading__4951_527943241">S.5.7.4</text:bookmark-ref></text:span><text:span text:style-name="T6">, </text:span><text:span text:style-name="T6"><text:bookmark-ref text:reference-format="chapter" text:ref-name="__RefHeading__185783_1904530980">S.5.7.5</text:bookmark-ref></text:span><text:span text:style-name="T6"><text:s/>e </text:span><text:span text:style-name="T6"><text:bookmark-ref text:reference-format="chapter" text:ref-name="__RefHeading__185785_1904530980">S.5.7.8</text:bookmark-ref></text:span><text:span text:style-name="T6">.</text:span></text:p>
          </table:table-cell>
        </table:table-row>
        <table:table-row>
          <table:table-cell table:style-name="Table49.A4" office:value-type="string">
            <text:p text:style-name="P2">GSA in emergenza</text:p>
          </table:table-cell>
          <table:table-cell table:style-name="Table49.B2" office:value-type="string">
            <text:p text:style-name="P14">Come prevista al paragrafo <text:bookmark-ref text:reference-format="number" text:ref-name="__RefHeading__5163_527943241">S.5.8</text:bookmark-ref></text:p>
          </table:table-cell>
        </table:table-row>
        <table:table-row>
          <table:table-cell table:style-name="Table49.B2" table:number-columns-spanned="2" office:value-type="string">
            <text:p text:style-name="P14">[1] Solo se attività lavorativa</text:p>
          </table:table-cell>
          <table:covered-table-cell/>
        </table:table-row>
      </table:table>
      <text:p text:style-name="P16">Tabella <text:sequence text:ref-name="refTable2" text:name="Table" text:formula="ooow:Table+1" style:num-format="1">S.5-3</text:sequence>: Soluzioni conformi per il livello di prestazione I</text:p>
      <table:table table:name="Table1" table:style-name="Table1">
        <table:table-column table:style-name="Table1.A"/>
        <table:table-column table:style-name="Table1.B"/>
        <table:table-row>
          <table:table-cell table:style-name="Table1.A1" office:value-type="string">
            <text:p text:style-name="P2">Struttura organizzativa minima</text:p>
          </table:table-cell>
          <table:table-cell table:style-name="Table1.B1" office:value-type="string">
            <text:p text:style-name="P2">Compiti e funzioni</text:p>
          </table:table-cell>
        </table:table-row>
        <table:table-row>
          <table:table-cell table:style-name="Table1.A2" office:value-type="string">
            <text:p text:style-name="P14">Responsabile<text:line-break/>dell’attività</text:p>
          </table:table-cell>
          <table:table-cell table:style-name="Table1.B2" office:value-type="string">
            <text:list xml:id="list183226673668793" text:continue-numbering="true"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
          </table:table-cell>
        </table:table-row>
        <table:table-row>
          <table:table-cell table:style-name="Table1.A2" office:value-type="string">
            <text:p text:style-name="P14">[1] Coordinatore degli addetti del servizio antincendio</text:p>
          </table:table-cell>
          <table:table-cell table:style-name="Table1.B2" office:value-type="string">
            <text:p text:style-name="P6">Addetto al servizio antincendio, individuato dal responsabile dell’attività, che:</text:p>
            <text:list xml:id="list183226472443983" text:continue-numbering="true" text:style-name="EG_20_Elenco_20_semplice">
              <text:list-item>
                <text:p text:style-name="P26">sovraintende <text:span text:style-name="T7">a</text:span>i servizi relativi all’attuazione delle misure antincendio previste;</text:p>
              </text:list-item>
              <text:list-item>
                <text:p text:style-name="P26">coordina <text:span text:style-name="T8">operativamente </text:span>gli interventi degli addetti <text:span text:style-name="T8">al servizio antincendio e</text:span> la messa in sicurezza degli impianti;</text:p>
              </text:list-item>
              <text:list-item>
                <text:p text:style-name="P26">si interfaccia con i responsabili delle squadre dei soccorritori;</text:p>
              </text:list-item>
              <text:list-item>
                <text:p text:style-name="P28">segnala al <text:span text:style-name="T8">r</text:span>esponsabile dell’attività eventuali necessità di modifica delle procedure di emergenza.</text:p>
              </text:list-item>
            </text:list>
          </table:table-cell>
        </table:table-row>
        <table:table-row>
          <table:table-cell table:style-name="Table1.A2" office:value-type="string">
            <text:p text:style-name="P14">[1] Addetti al servizio antincendio</text:p>
          </table:table-cell>
          <table:table-cell table:style-name="Table1.B2" office:value-type="string">
            <text:p text:style-name="P7">Attuano la GSA in esercizio ed in emergenza.</text:p>
          </table:table-cell>
        </table:table-row>
        <table:table-row>
          <table:table-cell table:style-name="Table1.A5" office:value-type="string">
            <text:p text:style-name="P2">GSA in esercizio</text:p>
          </table:table-cell>
          <table:table-cell table:style-name="Table1.B2" office:value-type="string">
            <text:p text:style-name="Contenuto_20_tabella_20_lungo">Come prevista al paragrafo <text:bookmark-ref text:reference-format="number" text:ref-name="__RefHeading__4810_1014154682">S.5.7</text:bookmark-ref>, <text:span text:style-name="T10">escluse le prescrizioni del paragrafo </text:span><text:span text:style-name="T10"><text:bookmark-ref text:reference-format="number-all-superior" text:ref-name="__RefHeading___Toc7125_201855615">S.5.7.7</text:bookmark-ref></text:span><text:span text:style-name="T10">, con possibilità di prevedere il centro di gestione delle emergenze di cui al paragrafo </text:span><text:span text:style-name="T10"><text:bookmark-ref text:reference-format="number-all-superior" text:ref-name="__RefHeading__1751_28189477">S.5.7.6</text:bookmark-ref></text:span><text:span text:style-name="T10">.</text:span></text:p>
          </table:table-cell>
        </table:table-row>
        <table:table-row>
          <table:table-cell table:style-name="Table1.A5" office:value-type="string">
            <text:p text:style-name="P2">GSA in emergenza</text:p>
          </table:table-cell>
          <table:table-cell table:style-name="Table1.B2" office:value-type="string">
            <text:p text:style-name="P14">Come prevista al paragrafo <text:bookmark-ref text:reference-format="number" text:ref-name="__RefHeading__5163_527943241">S.5.8</text:bookmark-ref></text:p>
          </table:table-cell>
        </table:table-row>
        <table:table-row>
          <table:table-cell table:style-name="Table1.B2" table:number-columns-spanned="2" office:value-type="string">
            <text:p text:style-name="P14">[1] Solo se attività lavorativa</text:p>
          </table:table-cell>
          <table:covered-table-cell/>
        </table:table-row>
      </table:table>
      <text:p text:style-name="P16">Tabella <text:sequence text:ref-name="refTable3" text:name="Table" text:formula="ooow:Table+1" style:num-format="1">S.5-4</text:sequence>: Soluzioni conformi per il livello di prestazione II</text:p>
      <table:table table:name="Table2" table:style-name="Table2">
        <table:table-column table:style-name="Table2.A"/>
        <table:table-column table:style-name="Table2.B"/>
        <text:soft-page-break/>
        <table:table-row>
          <table:table-cell table:style-name="Table2.A1" office:value-type="string">
            <text:p text:style-name="P2">Struttura organizzativa minima</text:p>
          </table:table-cell>
          <table:table-cell table:style-name="Table2.B1" office:value-type="string">
            <text:p text:style-name="P2">Compiti e funzioni</text:p>
          </table:table-cell>
        </table:table-row>
        <table:table-row>
          <table:table-cell table:style-name="Table2.A2" office:value-type="string">
            <text:p text:style-name="P14">Responsabile<text:line-break/>dell’attività</text:p>
          </table:table-cell>
          <table:table-cell table:style-name="Table2.B2" office:value-type="string">
            <text:list xml:id="list183228192651708" text:continue-numbering="true" text:style-name="EG_20_Elenco_20_semplice">
              <text:list-item>
                <text:p text:style-name="P26">organizza la GSA <text:span text:style-name="T4">in esercizio</text:span>;</text:p>
              </text:list-item>
              <text:list-item>
                <text:p text:style-name="P26">organizza la GSA in emergenza;</text:p>
              </text:list-item>
              <text:list-item>
                <text:p text:style-name="P26">[1] predispone, attua e verifica periodicamente il piano d’emergenza;</text:p>
              </text:list-item>
              <text:list-item>
                <text:p text:style-name="P26">[1] provvede a<text:span text:style-name="T4">lla</text:span> formazione ed informazione del personale su procedure ed attrezzature;</text:p>
              </text:list-item>
              <text:list-item>
                <text:p text:style-name="P26">[1] nomina le figure della struttura organizzativa;</text:p>
              </text:list-item>
              <text:list-item>
                <text:p text:style-name="P26">istituisce <text:span text:style-name="T8">l’</text:span><text:span text:style-name="Emphasis">unità gestionale GSA</text:span> <text:span text:style-name="T6">(paragrafo </text:span><text:span text:style-name="T6"><text:bookmark-ref text:reference-format="number-all-superior" text:ref-name="__RefHeading___Toc7125_201855615">S.5.7.7</text:bookmark-ref></text:span><text:span text:style-name="T6">)</text:span>.</text:p>
              </text:list-item>
            </text:list>
          </table:table-cell>
        </table:table-row>
        <table:table-row>
          <table:table-cell table:style-name="Table2.A2" office:value-type="string">
            <text:p text:style-name="P14">[1] Coordinatore unità gestionale GSA</text:p>
          </table:table-cell>
          <table:table-cell table:style-name="Table2.B2" office:value-type="string">
            <text:p text:style-name="P8">Coordina le attività di cui al paragrafo<text:span text:style-name="T10"> </text:span><text:span text:style-name="T10"><text:bookmark-ref text:reference-format="number-all-superior" text:ref-name="__RefHeading___Toc7125_201855615">S.5.7.7</text:bookmark-ref></text:span><text:span text:style-name="T10">.</text:span></text:p>
          </table:table-cell>
        </table:table-row>
        <table:table-row>
          <table:table-cell table:style-name="Table2.A2" office:value-type="string">
            <text:p text:style-name="P14">[1] Coordinatore degli addetti del servizio antincendio</text:p>
          </table:table-cell>
          <table:table-cell table:style-name="Table2.B2" office:value-type="string">
            <text:p text:style-name="P6">Addetto al servizio antincendio, individuato dal responsabile dell’attività, che:</text:p>
            <text:list xml:id="list183226646650603" text:continue-numbering="true" text:style-name="EG_20_Elenco_20_semplice">
              <text:list-item>
                <text:p text:style-name="P26">sovraintende <text:span text:style-name="T7">a</text:span>i servizi relativi all’attuazione delle misure antincendio previste;</text:p>
              </text:list-item>
              <text:list-item>
                <text:p text:style-name="P27">programma la turnazione degli addetti del servizio antincendio;</text:p>
              </text:list-item>
              <text:list-item>
                <text:p text:style-name="P26">coordina <text:span text:style-name="T8">operativamente </text:span>gli interventi degli addetti <text:span text:style-name="T8">al servizio antincendio e</text:span> la messa in sicurezza degli impianti;</text:p>
              </text:list-item>
              <text:list-item>
                <text:p text:style-name="P26">si interfaccia con i responsabili delle squadre dei soccorritori;</text:p>
              </text:list-item>
              <text:list-item>
                <text:p text:style-name="P28">segnala al <text:span text:style-name="Emphasis"><text:span text:style-name="T9">coordinatore dell’unità gestionale GSA</text:span></text:span> eventuali necessità di modifica delle procedure di emergenza.</text:p>
              </text:list-item>
            </text:list>
          </table:table-cell>
        </table:table-row>
        <table:table-row>
          <table:table-cell table:style-name="Table2.A2" office:value-type="string">
            <text:p text:style-name="P14">[1] Addetti al servizio antincendio</text:p>
          </table:table-cell>
          <table:table-cell table:style-name="Table2.B2" office:value-type="string">
            <text:p text:style-name="P7">Attuano la GSA in esercizio ed in emergenza.</text:p>
          </table:table-cell>
        </table:table-row>
        <table:table-row>
          <table:table-cell table:style-name="Table2.A6" office:value-type="string">
            <text:p text:style-name="P2">GSA in esercizio</text:p>
          </table:table-cell>
          <table:table-cell table:style-name="Table2.B2" office:value-type="string">
            <text:p text:style-name="P14">Come prevista al paragrafo <text:bookmark-ref text:reference-format="number" text:ref-name="__RefHeading__4810_1014154682">S.5.7</text:bookmark-ref></text:p>
          </table:table-cell>
        </table:table-row>
        <table:table-row>
          <table:table-cell table:style-name="Table2.A6" office:value-type="string">
            <text:p text:style-name="P2">GSA in emergenza</text:p>
          </table:table-cell>
          <table:table-cell table:style-name="Table2.B2" office:value-type="string">
            <text:p text:style-name="P14">Come prevista al paragrafo <text:bookmark-ref text:reference-format="number" text:ref-name="__RefHeading__5163_527943241">S.5.8</text:bookmark-ref></text:p>
          </table:table-cell>
        </table:table-row>
        <table:table-row>
          <table:table-cell table:style-name="Table2.B2" table:number-columns-spanned="2" office:value-type="string">
            <text:p text:style-name="P14">[1] Solo se attività lavorativa</text:p>
          </table:table-cell>
          <table:covered-table-cell/>
        </table:table-row>
      </table:table>
      <text:p text:style-name="P16">Tabella <text:sequence text:ref-name="refTable4" text:name="Table" text:formula="ooow:Table+1" style:num-format="1">S.5-5</text:sequence>: Soluzioni conformi per il livello di prestazione III</text:p>
      <text:h text:style-name="P38" text:outline-level="4"><text:bookmark-start text:name="__RefHeading___Toc57783_2737524394"/>Soluzioni alternative<text:bookmark-end text:name="__RefHeading___Toc57783_2737524394"/></text:h>
      <text:list xml:id="list183227565998514" text:continue-list="list183227293485483" text:style-name="EG_20_All_20_commi">
        <text:list-item text:start-value="1">
          <text:p text:style-name="P42">Sono ammesse <text:span text:style-name="Emphasis">soluzioni alternative</text:span> per tutti i livelli di prestazione.</text:p>
        </text:list-item>
        <text:list-item>
          <text:p text:style-name="P42">Al fine di dimostrare il raggiungimento del <text:span text:style-name="Emphasis">livello di prestazione</text:span>, il progettista deve impiegare uno dei metodi d<text:span text:style-name="T45">e</text:span>l paragrafo <text:reference-ref text:reference-format="chapter" text:ref-name="ch progettazione metodi">Errore: sorgente del riferimento non trovata</text:reference-ref>.</text:p>
        </text:list-item>
        <text:list-item>
          <text:p text:style-name="P43"><text:span text:style-name="T40">In tabella </text:span><text:span text:style-name="T40"><text:sequence-ref text:reference-format="value" text:ref-name="refTable5">S.5-6</text:sequence-ref></text:span><text:span text:style-name="T40"> sono riportate alcune modalità </text:span><text:span text:style-name="Emphasis"><text:span text:style-name="T41">generalmente accettate</text:span></text:span><text:span text:style-name="T41">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3">Oggetto della soluzione</text:p>
          </table:table-cell>
          <table:table-cell table:style-name="Tabella1.B1" office:value-type="string">
            <text:p text:style-name="P4">Modalità <text:span text:style-name="T42">progettuale</text:span></text:p>
          </table:table-cell>
        </table:table-row>
        <table:table-row table:style-name="Tabella1.1">
          <table:table-cell table:style-name="Tabella1.A2" office:value-type="string">
            <text:p text:style-name="P15">Qualsiasi</text:p>
          </table:table-cell>
          <table:table-cell table:style-name="Tabella1.B2" office:value-type="string">
            <text:p text:style-name="P12"><text:span text:style-name="T43">Si applichi </text:span>volontaria<text:span text:style-name="T43">mente</text:span> <text:span text:style-name="T43">a</text:span>ll’attività un <text:span text:style-name="Emphasis">sistema di gestione di sicurezza e salute sui luoghi di lavoro</text:span> (SGSSL) (es. secondo linee guida UNI INAIL, norma UNI ISO 45001, …), nel rispetto dei livelli di prestazione.</text:p>
          </table:table-cell>
        </table:table-row>
      </table:table>
      <text:p text:style-name="P17">Tabella <text:sequence text:ref-name="refTable5" text:name="Table" text:formula="ooow:Table+1" style:num-format="1">S.5-6</text:sequence>: <text:span text:style-name="T38">Modalità progettuali per </text:span>soluzioni alternativ<text:span text:style-name="T39">e</text:span></text:p>
      <text:h text:style-name="P37" text:outline-level="3"><text:bookmark-start text:name="__RefHeading___Toc4684_932169186"/>Misure di prevenzione degli incendi<text:bookmark-end text:name="__RefHeading___Toc4684_932169186"/></text:h>
      <text:list xml:id="list183228012051142" text:continue-list="list183227565998514" text:style-name="EG_20_All_20_commi">
        <text:list-item text:start-value="1">
          <text:p text:style-name="P46"><text:span text:style-name="T11">Le misure di prevenzione degli incendi devono essere individuate nella prima fase della valutazione del rischio (capitolo </text:span><text:span text:style-name="T11"><text:reference-ref text:reference-format="chapter" text:ref-name="ch progettazione">Errore: sorgente del riferimento non trovata</text:reference-ref></text:span><text:span text:style-name="T11">). P</text:span>er ciascun elemento identificato come pericoloso ai fini antincendio, è necessario valutare se esso possa essere eliminato, ridotto, sostituito, separato o protetto da altre parti dell’attività.</text:p>
        </text:list-item>
        <text:list-item>
          <text:p text:style-name="P40">Si riportano, a titolo esemplificativo, alcune azioni elementari per la prevenzione degli incendi:</text:p>
          <text:list>
            <text:list-item>
              <text:p text:style-name="P40"><text:span text:style-name="Emphasis">pulizia</text:span> dei luoghi ed <text:span text:style-name="Emphasis">ordine</text:span> ai fini della riduzione sostanziale:</text:p>
              <text:list>
                <text:list-item>
                  <text:p text:style-name="P40">della probabilità di innesco di incendi (es. riduzione delle polveri, dei materiali stoccati scorrettamente o al di fuori dei locali deputati, …),</text:p>
                </text:list-item>
                <text:list-item>
                  <text:p text:style-name="P40">della velocità di crescita dei focolari (es. la stessa quantità di carta correttamente archiviata in armadi metallici riduce la velocità di propagazione dell’incendio);</text:p>
                </text:list-item>
              </text:list>
            </text:list-item>
            <text:list-item>
              <text:p text:style-name="P40">riduzione degli <text:span text:style-name="Emphasis">inneschi;</text:span></text:p>
            </text:list-item>
          </text:list>
        </text:list-item>
      </text:list>
      <text:list xml:id="list3467957633" text:style-name="EG_20_All_20_nota_20_auto">
        <text:list-item>
          <text:p text:style-name="P31"><text:span text:style-name="T12">S</text:span>iano identificate e controllate le potenziali sorgenti di innesco (es. uso di fiamme libere non autorizzato, fumo in aree ove sia vietato, apparecchiature elettriche malfunzionanti o impropriamente impiegate, …); a tal fine si può far riferimento anche agli inneschi definiti al capitolo <text:reference-ref text:reference-format="chapter" text:ref-name="ch aree atmosfere esplosive">Errore: sorgente del riferimento non trovata</text:reference-ref>;</text:p>
        </text:list-item>
      </text:list>
      <text:list xml:id="list183227405666817" text:continue-list="list183228012051142" text:style-name="EG_20_All_20_commi">
        <text:list-item>
          <text:list>
            <text:list-item>
              <text:p text:style-name="P40">riduzione del <text:span text:style-name="Emphasis">carico di incendio;</text:span></text:p>
            </text:list-item>
            <text:list-item>
              <text:p text:style-name="P40">sostituzione di materiali combustibili con velocità di propagazione dell’incendio rapida, con altri con velocità d’incendio più lenta;</text:p>
            </text:list-item>
            <text:list-item>
              <text:p text:style-name="P40">controllo e manutenzione regolare dei sistemi, dispositivi, attrezzature e degli impianti rilevanti ai fini della sicurezza antincendio;</text:p>
            </text:list-item>
            <text:list-item>
              <text:p text:style-name="P40">controllo degli accessi e sorveglianza, senza che ciò possa limitare la disponibilità del sistema d’esodo;</text:p>
            </text:list-item>
            <text:list-item>
              <text:p text:style-name="P40">gestione dei lavori di manutenzione o di modifica dell’attività; il rischio d’incendio aumenta notevolmente quando si effettuano lavori di manutenzione ordinaria e straordinaria e di modifica, in quanto possono essere:</text:p>
              <text:list>
                <text:list-item>
                  <text:p text:style-name="P40">condotte operazioni pericolose (es. lavori a caldo, …);</text:p>
                </text:list-item>
                <text:list-item>
                  <text:p text:style-name="P40">temporaneamente disattivati impianti di sicurezza;</text:p>
                </text:list-item>
                <text:list-item>
                  <text:p text:style-name="P40">temporaneamente sospesa la continuità di compartimentazione;</text:p>
                </text:list-item>
                <text:list-item>
                  <text:p text:style-name="P40">impiegate sostanze o miscele pericolose (es. solventi, colle, …).</text:p>
                </text:list-item>
              </text:list>
              <text:p text:style-name="P40">Tali sorgenti di rischio aggiuntive, generalmente non considerate nella progettazione antincendio iniziale, devono essere specificamente affrontate (es. se previsto nel <text:span text:style-name="T6">DVR</text:span>, …).</text:p>
            </text:list-item>
            <text:list-item>
              <text:p text:style-name="P40">in attività lavorative, <text:span text:style-name="Emphasis">formazione</text:span> ed <text:span text:style-name="Emphasis">informazione</text:span> del personale ai rischi specifici dell’attività, secondo la normativa vigente;</text:p>
            </text:list-item>
            <text:list-item>
              <text:p text:style-name="P40">istruzioni e segnaletica contenenti i divieti e le precauzioni da osservare.</text:p>
            </text:list-item>
          </text:list>
        </text:list-item>
        <text:list-item>
          <text:p text:style-name="P40">Le misure di prevenzione degli incendi identificate nella fase di valutazione del rischio sono vincolanti per l’esercizio dell’attività.</text:p>
        </text:list-item>
      </text:list>
      <text:h text:style-name="P33" text:outline-level="3"><text:bookmark-start text:name="__RefHeading__5057_1014154682"/><text:soft-page-break/>Progettazione della gestione della sicurezza<text:bookmark-end text:name="__RefHeading__5057_1014154682"/></text:h>
      <text:list xml:id="list183227684732727" text:continue-list="list183227405666817" text:style-name="EG_20_All_20_commi">
        <text:list-item text:start-value="1">
          <text:p text:style-name="P40">La corretta progettazione della gestione della sicurezza implica uno scambio di informazioni tra progettista e responsabile dell’attività come indicato in tabella <text:sequence-ref text:reference-format="value" text:ref-name="refTable6">S.5-7</text:sequence-ref>.</text:p>
        </text:list-item>
        <text:list-item>
          <text:p text:style-name="P40">Il processo progettuale descritto <text:span text:style-name="T14">nella tabella </text:span><text:span text:style-name="T14"><text:sequence-ref text:reference-format="value" text:ref-name="refTable6">S.5-7</text:sequence-ref></text:span><text:span text:style-name="T14"> </text:span>deve essere esplicitato nella relazione tecnica. Tutte le informazioni indispensabili al responsabile dell’attività per la gestione della sicurezza antincendio durante il normale esercizio <text:span text:style-name="T15">ed in emergenza </text:span>devono essere elencate in apposita sezione della relazione tecnica.</text:p>
        </text:list-item>
        <text:list-item>
          <text:p text:style-name="P40">Nella relazione tecnica devono essere documentate:</text:p>
          <text:list>
            <text:list-item>
              <text:p text:style-name="P40">limitazioni d’esercizio dell’attività (es. tipologia degli occupanti, massimo affollamento dei locali, tipologia degli arredi e dei materiali, massime quantità di materiali combustibili stoccabili, …) assunte come ipotesi della progettazione antincendio durante <text:span text:style-name="T16">la valutazione</text:span> del rischio di incendio e la conseguente identificazione de<text:span text:style-name="T17">i</text:span> profil<text:span text:style-name="T17">i</text:span> di rischio dell’attività;</text:p>
            </text:list-item>
            <text:list-item>
              <text:p text:style-name="P40">indicazioni sulle misure antincendio specifiche per la tipologia d’attività, risultanti dall<text:span text:style-name="T17">a valutazione </text:span>del rischio di incendio;</text:p>
            </text:list-item>
            <text:list-item>
              <text:p text:style-name="P40">indicazioni sulla manutenzione ed il controllo periodico dei sistemi rilevanti ai fini della sicurezza antincendio;</text:p>
            </text:list-item>
            <text:list-item>
              <text:p text:style-name="P40">indicazioni sul numero di <text:span text:style-name="T46">occupanti</text:span>, sul livello di formazione ed addestramento richiesto per il personale <text:span text:style-name="T8">o per gli addetti al servizio antincendio</text:span> in riferimento a particolari scelte progettuali di sicurezza antincendio. Ad esempio:</text:p>
              <text:list>
                <text:list-item>
                  <text:p text:style-name="P47"><text:span text:style-name="T8">s</text:span>e l’attività è lavorativa, la relazione tecnica deve riportare i contenuti principali del piano di emergenza, ivi inclus<text:span text:style-name="T18">i </text:span>il numero di addetti alla gestione delle emergenze ed il loro livel<text:span text:style-name="T19">l</text:span>o di formazione;</text:p>
                </text:list-item>
                <text:list-item>
                  <text:p text:style-name="P40">se è prevista la procedura d’<text:span text:style-name="Emphasis">esodo per fasi</text:span> in un’attività lavorativa, il personale addetto al servizio antincendio deve essere in grado di assistere l’esodo degli occupanti, <text:span text:style-name="T20">anche coloro con specifiche esigenze, </text:span>affinché il sistema d’esodo sia impiegato <text:span text:style-name="T20">efficacemente </text:span>secondo le condizioni progettuali; <text:span text:style-name="T20">a</text:span> tal fine il suddetto personale deve essere adeguatamente formato;</text:p>
                </text:list-item>
                <text:list-item>
                  <text:p text:style-name="P40">se è prevista l’attivazione di sistemi di protezione attiva, il personale deve essere formato ed addestrato a tale scopo.</text:p>
                </text:list-item>
              </text:list>
            </text:list-item>
            <text:list-item>
              <text:p text:style-name="P40">i rischi d’incendio relativi alla presenza di aree a rischio specifico, di cui si è tenuto conto nella progettazione dei sistemi protettivi, e le relative misure antincendio;</text:p>
            </text:list-item>
            <text:list-item>
              <text:p text:style-name="P40">indicazioni per la gestione dell’emergenza: modalità di gestione dell’esodo, di lotta all’incendio, di protezione dei beni e dell’ambiente dagli effetti dell’incendio, come previsti durante la progettazione dell’attività.</text:p>
            </text:list-item>
          </text:list>
        </text:list-item>
      </text:list>
      <table:table table:name="Table3" table:style-name="Table3">
        <table:table-column table:style-name="Table3.A"/>
        <table:table-column table:style-name="Table3.B"/>
        <text:soft-page-break/>
        <table:table-row>
          <table:table-cell table:style-name="Table3.A1" office:value-type="string">
            <text:p text:style-name="P5">Responsabile dell’attività</text:p>
          </table:table-cell>
          <table:table-cell table:style-name="Table3.B1" office:value-type="string">
            <text:p text:style-name="P5">Progettista</text:p>
          </table:table-cell>
        </table:table-row>
        <table:table-row table:style-name="Table3.2">
          <table:table-cell table:style-name="Table3.A2" office:value-type="string">
            <text:p text:style-name="P10">Fornisce al progettista le informazioni relative ai pericoli di incendio e tutti gli altri dati di input sull’attività necessari ai fini della valutazione del rischio di incendio <text:span text:style-name="T11">(capitolo </text:span><text:span text:style-name="T11"><text:reference-ref text:reference-format="chapter" text:ref-name="ch progettazione">Errore: sorgente del riferimento non trovata</text:reference-ref></text:span><text:span text:style-name="T11">). [1]</text:span></text:p>
          </table:table-cell>
          <table:table-cell table:style-name="Table3.B2" office:value-type="string">
            <text:p text:style-name="P10">Riceve le informazioni dal responsabile dell’attività</text:p>
          </table:table-cell>
        </table:table-row>
        <table:table-row table:style-name="Table3.2">
          <table:table-cell table:style-name="Table3.B2" table:number-columns-spanned="2" office:value-type="string">
            <text:p text:style-name="P10">Valutano congiuntamente le misure di prevenzione incendi come da paragrafo <text:bookmark-ref text:reference-format="number-all-superior" text:ref-name="__RefHeading___Toc4684_932169186">S.5.5</text:bookmark-ref> [1]</text:p>
          </table:table-cell>
          <table:covered-table-cell/>
        </table:table-row>
        <table:table-row table:style-name="Table3.2">
          <table:table-cell table:style-name="Table3.B2" table:number-columns-spanned="2" office:value-type="string">
            <text:p text:style-name="P10">Valutano il rischio di incendio dell’attività e ne definiscono la strategia antincendio <text:span text:style-name="T6">[1]</text:span></text:p>
          </table:table-cell>
          <table:covered-table-cell/>
        </table:table-row>
        <table:table-row table:style-name="Table3.2">
          <table:table-cell table:style-name="Table3.A2" office:value-type="string">
            <text:p text:style-name="P10">Contribuisce all’attività di progettazione della GSA. <text:span text:style-name="T6">[1]</text:span></text:p>
          </table:table-cell>
          <table:table-cell table:style-name="Table3.B2" office:value-type="string">
            <text:p text:style-name="P10">Definisce e documenta il modello della GSA.</text:p>
          </table:table-cell>
        </table:table-row>
        <table:table-row table:style-name="Table3.2">
          <table:table-cell table:style-name="Table3.A2" office:value-type="string">
            <text:p text:style-name="P10">Attua le limitazioni e le modalità d’esercizio ammesse per l’appropriata gestione della sicurezza antincendio dell’attività, al fine di limitare la probabilità d’incendio, garantire il corretto funzionamento dei sistemi di sicurezza e la gestione dell’emergenza qualora si sviluppi un incendio,</text:p>
          </table:table-cell>
          <table:table-cell table:style-name="Table3.B2" office:value-type="string">
            <text:p text:style-name="P10">Fornisce al responsabile dell’attività le indicazioni, le limitazioni e le modalità d’esercizio ammesse per l’appropriata gestione della sicurezza antincendio dell’attività, al fine di limitare la probabilità d’incendio, garantire il corretto funzionamento dei sistemi di sicurezza e la gestione dell’emergenza qualora si sviluppi un incendio,</text:p>
          </table:table-cell>
        </table:table-row>
        <table:table-row table:style-name="Table3.2">
          <table:table-cell table:style-name="Table3.B2" table:number-columns-spanned="2" office:value-type="string">
            <text:p text:style-name="P10">[1] Il committente si relaziona direttamente con il progettista nel caso in cui il responsabile dell’attività non <text:span text:style-name="T10">sia</text:span> noto in fase di progettazione.</text:p>
          </table:table-cell>
          <table:covered-table-cell/>
        </table:table-row>
      </table:table>
      <text:p text:style-name="P18">Tabella <text:sequence text:ref-name="refTable6" text:name="Table" text:formula="ooow:Table+1" style:num-format="1">S.5-7</text:sequence>: <text:span text:style-name="T13">Compiti</text:span> di progettista e responsabile dell’attività <text:span text:style-name="T13">in materia di progettazione della GSA</text:span></text:p>
      <text:h text:style-name="P36" text:outline-level="3"><text:bookmark-start text:name="__RefHeading__4810_1014154682"/>Gestione della sicurezza nell’attività in esercizio<text:bookmark-end text:name="__RefHeading__4810_1014154682"/></text:h>
      <text:list xml:id="list183228071800188" text:continue-list="list183227684732727" text:style-name="EG_20_All_20_commi">
        <text:list-item text:start-value="1">
          <text:p text:style-name="P40">La corretta gestione della sicurezza antincendio in esercizio contribuisce all’efficacia delle altre misure antincendio adottate.</text:p>
        </text:list-item>
        <text:list-item>
          <text:p text:style-name="P40">La gestione della sicurezza antincendio durante l’esercizio dell’attività deve prevedere almeno:</text:p>
          <text:list>
            <text:list-item>
              <text:p text:style-name="P40">la riduzione della probabilità di insorgenza di un incendio, adottando misure di prevenzione incendi, buona pratica nell’esercizio <text:span text:style-name="T21">e</text:span> <text:span text:style-name="T22">programmazione della </text:span>manutenzione, <text:span text:style-name="T21">come riportato al paragrafo </text:span><text:span text:style-name="T21"><text:bookmark-ref text:reference-format="number-all-superior" text:ref-name="__RefHeading___Toc4684_932169186">S.5.5</text:bookmark-ref></text:span><text:span text:style-name="T21">;</text:span></text:p>
            </text:list-item>
            <text:list-item>
              <text:p text:style-name="P40">il controllo e manutenzione di impianti e attrezzature antincendio, di cui ai paragrafi <text:bookmark-ref text:reference-format="number" text:ref-name="__RefHeading__5161_527943241">S.5.7.1</text:bookmark-ref> e <text:bookmark-ref text:reference-format="number" text:ref-name="__RefHeading__5335_1014154682">S.5.7.3</text:bookmark-ref>;</text:p>
            </text:list-item>
            <text:list-item>
              <text:p text:style-name="P40">la preparazione alla gestione dell’emergenza, tramite la pianificazione <text:span text:style-name="T23">delle azioni da eseguire in caso di e</text:span>mergenza, esercitazioni antincendio e prove d’evacuazione periodiche, di cui a<text:span text:style-name="T21">i</text:span> paragraf<text:span text:style-name="T21">i</text:span> <text:bookmark-ref text:reference-format="number-all-superior" text:ref-name="__RefHeading__4951_527943241">S.5.7.4</text:bookmark-ref> <text:span text:style-name="T10">e </text:span><text:bookmark-ref text:reference-format="number-all-superior" text:ref-name="__RefHeading__185783_1904530980">S.5.7.5</text:bookmark-ref><text:span text:style-name="T24">.</text:span></text:p>
            </text:list-item>
          </text:list>
        </text:list-item>
      </text:list>
      <text:list xml:id="list183226442342100" text:continue-list="list3467957633" text:style-name="EG_20_All_20_nota_20_auto">
        <text:list-item>
          <text:p text:style-name="P31"><text:span text:style-name="T24">La pianificazione deve prevedere tutte le azioni fino al </text:span>ripristino delle condizioni di sicurezza dell’attività.</text:p>
        </text:list-item>
      </text:list>
      <text:h text:style-name="P38" text:outline-level="4"><text:bookmark-start text:name="__RefHeading__5161_527943241"/>Registro dei controlli<text:bookmark-end text:name="__RefHeading__5161_527943241"/></text:h>
      <text:list xml:id="list183226862357862" text:continue-list="list183228071800188" text:style-name="EG_20_All_20_commi">
        <text:list-item text:start-value="1">
          <text:p text:style-name="P40"><text:span text:style-name="T24">I</text:span>l responsabile dell’attività deve predisporre un registro dei controlli periodici dove siano annotati:</text:p>
          <text:list>
            <text:list-item>
              <text:p text:style-name="P40">i controlli, le verifiche, gli interventi di manutenzione su sistemi, dispositivi, attrezzature e le altre misure antincendio adottate;</text:p>
            </text:list-item>
            <text:list-item>
              <text:p text:style-name="P40">le attività di informazione, formazione ed addestramento, ai sensi della normativa vigente per le attività lavorative;</text:p>
            </text:list-item>
            <text:list-item>
              <text:p text:style-name="P40">le prove di evacuazione.</text:p>
            </text:list-item>
          </text:list>
        </text:list-item>
        <text:list-item>
          <text:p text:style-name="P40">Tale registro deve essere mantenuto costantemente aggiornato e disponibile pe<text:span text:style-name="T44">r </text:span>gli organi di controllo.</text:p>
        </text:list-item>
      </text:list>
      <text:h text:style-name="P38" text:outline-level="4"><text:bookmark-start text:name="__RefHeading__4955_527943241"/>Piano per il mantenimento del livello di sicurezza antincendio<text:bookmark-end text:name="__RefHeading__4955_527943241"/></text:h>
      <text:list xml:id="list183226541291015" text:continue-list="list183226862357862" text:style-name="EG_20_All_20_commi">
        <text:list-item text:start-value="1">
          <text:p text:style-name="P40">Ove previsto dalla soluzione progettuale individuata, il responsabile dell’attività deve curare la predisposizione di un piano finalizzato al mantenimento delle condizioni di sicurezza, al rispetto dei divieti, delle limitazioni e delle condizioni di esercizio.</text:p>
        </text:list-item>
        <text:list-item>
          <text:p text:style-name="P40">Sulla base <text:span text:style-name="T25">della valutazione del </text:span>rischio dell’attività e delle risultanze della progettazione, il piano deve prevedere:</text:p>
          <text:list>
            <text:list-item>
              <text:p text:style-name="P40">le attività di controllo per prevenire gli incendi secondo le disposizioni vigenti;</text:p>
            </text:list-item>
            <text:list-item>
              <text:p text:style-name="P40">la programmazione dell’attività di informazione, formazione e addestramento del personale addetto alla struttura, comprese le esercitazioni all’uso dei mezzi antincendio e di evacuazione in caso di emergenza, tenendo conto <text:span text:style-name="T25">della valutazione del</text:span> rischio dell’attività;</text:p>
            </text:list-item>
            <text:list-item>
              <text:p text:style-name="P40">la specifica informazione agli occupanti;</text:p>
            </text:list-item>
            <text:list-item>
              <text:p text:style-name="P40">i controlli delle vie di esodo per garantirne la fruibilità e della segnaletica di sicurezza;</text:p>
            </text:list-item>
            <text:list-item>
              <text:p text:style-name="P48">la programmazione della manutenzione di sistemi, dispositivi, attrezzature e impianti rilevanti ai fini della sicurezza antincendio;</text:p>
            </text:list-item>
            <text:list-item>
              <text:p text:style-name="P49"><text:soft-page-break/><text:span text:style-name="T27">le procedure per l’esecuzione</text:span><text:span text:style-name="T26"> delle manutenzioni ordinarie e straordinarie e delle modifiche, che comprenda</text:span><text:span text:style-name="T27">no</text:span><text:span text:style-name="T26"> almeno:</text:span></text:p>
              <text:list>
                <text:list-item>
                  <text:p text:style-name="P50">l’individuazione dei pericoli e la valutazioni dei rischi legati all’intervento di modifica o di manutenzione;</text:p>
                </text:list-item>
              </text:list>
            </text:list-item>
          </text:list>
        </text:list-item>
      </text:list>
      <text:list xml:id="list183226389386248" text:continue-list="list183226442342100" text:style-name="EG_20_All_20_nota_20_auto">
        <text:list-item>
          <text:p text:style-name="P31">La valutazione dei rischi legati all’intervento deve evidenziare <text:span text:style-name="T28">anche </text:span>se la modifica o la manutenzione, ai fini della sicurezza antincendio, è non rilevante, rilevante ma senza aggravio di rischio, con aggravio di rischio.</text:p>
        </text:list-item>
      </text:list>
      <text:list xml:id="list183226344346098" text:continue-list="list183226541291015" text:style-name="EG_20_All_20_commi">
        <text:list-item>
          <text:list>
            <text:list-item>
              <text:list>
                <text:list-item>
                  <text:p text:style-name="P40"><text:span text:style-name="T29">l</text:span>e misure di sicurezza da implementare;</text:p>
                </text:list-item>
                <text:list-item>
                  <text:p text:style-name="P51">l’assegnazione delle responsabilità;</text:p>
                </text:list-item>
                <text:list-item>
                  <text:p text:style-name="P51">le eventuali altre azioni necessarie in fase di esecuzione o successivamente all’intervento;</text:p>
                </text:list-item>
              </text:list>
            </text:list-item>
          </text:list>
        </text:list-item>
      </text:list>
      <text:list xml:id="list183226740862286" text:continue-list="list183226389386248" text:style-name="EG_20_All_20_nota_20_auto">
        <text:list-item>
          <text:p text:style-name="P31">Tra le azioni necessarie possono essere incluse attività di informazione o formazione, aggiornamenti di piani di manutenzione, aggiornament<text:span text:style-name="T16">o del DVR, aggiornamento </text:span>dei documenti della GSA, …</text:p>
        </text:list-item>
      </text:list>
      <text:list xml:id="list183228466674009" text:continue-list="list183226344346098" text:style-name="EG_20_All_20_commi">
        <text:list-item>
          <text:list>
            <text:list-item>
              <text:p text:style-name="P40"><text:span text:style-name="T21">la programmazione della revisione periodica di cui al paragrafo </text:span><text:span text:style-name="T21"><text:bookmark-ref text:reference-format="number-all-superior" text:ref-name="__RefHeading__185785_1904530980">S.5.7.8</text:bookmark-ref></text:span><text:span text:style-name="T21">.</text:span></text:p>
            </text:list-item>
          </text:list>
        </text:list-item>
      </text:list>
      <text:h text:style-name="P39" text:outline-level="4"><text:bookmark-start text:name="__RefHeading__5335_1014154682"/>Controllo e manutenzione di impianti ed attrezzature antincendio<text:bookmark-end text:name="__RefHeading__5335_1014154682"/></text:h>
      <text:list xml:id="list183228182439705" text:continue-list="list183228466674009" text:style-name="EG_20_All_20_commi">
        <text:list-item text:start-value="1">
          <text:p text:style-name="P40">Il controllo e la manutenzione degli impianti e delle attrezzature antincendio devono essere effettuati nel rispetto delle disposizioni legislative e regolamentari vigenti, secondo la regola dell’arte in accordo a norme, <text:span text:style-name="T47">TS e TR </text:span>pertinenti, e<text:span text:style-name="T47">d</text:span> al manuale di uso e manutenzione dell’impianto e dell’attrezzatura.</text:p>
        </text:list-item>
        <text:list-item>
          <text:p text:style-name="P40">Il manuale di uso e manutenzione degli impianti e delle attrezzature antincendio è predisposto secondo la regolamentazione applicabile o normativa tecnica ed è fornito al responsabile dell’attività.</text:p>
        </text:list-item>
      </text:list>
      <text:list xml:id="list183227447892053" text:continue-list="list183226740862286" text:style-name="EG_20_All_20_nota_20_auto">
        <text:list-item>
          <text:p text:style-name="P31">La definizione di <text:span text:style-name="Emphasis">manuale d’uso e manutenzione dell’impianto </text:span>è reperibile nel capitolo <text:reference-ref text:reference-format="chapter" text:ref-name="ch definizioni">Errore: sorgente del riferimento non trovata</text:reference-ref>.</text:p>
        </text:list-item>
      </text:list>
      <text:list xml:id="list183226403996103" text:continue-list="list183228182439705" text:style-name="EG_20_All_20_commi">
        <text:list-item>
          <text:p text:style-name="P44">Le operazioni di controllo e manutenzione sugli impianti e sulle attrezzature antincendio e la loro cadenza temporale sono almeno quelle indicate da norme, <text:span text:style-name="T47">TS e TR </text:span>pertinenti, nonché dal manuale d’uso e manutenzione dell’impianto.</text:p>
        </text:list-item>
        <text:list-item>
          <text:p text:style-name="P40">La manutenzione sugli impianti e sulle attrezzature antincendio è svolta da personale esperto in materia, sulla base della regola dell’arte, che garantisce la corretta esecuzione delle operazioni svolte.</text:p>
        </text:list-item>
        <text:list-item>
          <text:p text:style-name="P40"><text:span text:style-name="T48">La tabella </text:span><text:span text:style-name="T48"><text:sequence-ref text:reference-format="value" text:ref-name="refTable7">S.5-8</text:sequence-ref></text:span><text:span text:style-name="T48"> indica le principali norme di riferimento per la manutenzione ed il controllo di impianti ed attrezzature antincendio.</text:span></text:p>
        </text:list-item>
      </text:list>
      <table:table table:name="Tabella2" table:style-name="Tabella2">
        <table:table-column table:style-name="Tabella2.A"/>
        <table:table-column table:style-name="Tabella2.B"/>
        <table:table-row>
          <table:table-cell table:style-name="Tabella2.A1" office:value-type="string">
            <text:p text:style-name="P2">Impianto <text:span text:style-name="T30">o </text:span>attrezzatura antincendio</text:p>
          </table:table-cell>
          <table:table-cell table:style-name="Tabella2.B1" office:value-type="string">
            <text:p text:style-name="P2">Norme <text:span text:style-name="T47">e TS</text:span></text:p>
            <text:p text:style-name="P2">per verifica, controllo, manutenzione</text:p>
          </table:table-cell>
        </table:table-row>
        <table:table-row>
          <table:table-cell table:style-name="Tabella2.A2" office:value-type="string">
            <text:p text:style-name="P6">Estintori</text:p>
          </table:table-cell>
          <table:table-cell table:style-name="Tabella2.B2" office:value-type="string">
            <text:p text:style-name="P6">UNI 9994-1</text:p>
          </table:table-cell>
        </table:table-row>
        <table:table-row>
          <table:table-cell table:style-name="Tabella2.A2" office:value-type="string">
            <text:p text:style-name="P6">RI</text:p>
          </table:table-cell>
          <table:table-cell table:style-name="Tabella2.B2" office:value-type="string">
            <text:p text:style-name="P6">UNI 10779, UNI EN 671-3, UNI EN 12845</text:p>
          </table:table-cell>
        </table:table-row>
        <table:table-row>
          <table:table-cell table:style-name="Tabella2.A2" office:value-type="string">
            <text:p text:style-name="P6">SPK</text:p>
          </table:table-cell>
          <table:table-cell table:style-name="Tabella2.B2" office:value-type="string">
            <text:p text:style-name="P6">UNI EN 12845</text:p>
          </table:table-cell>
        </table:table-row>
        <table:table-row>
          <table:table-cell table:style-name="Tabella2.A2" office:value-type="string">
            <text:p text:style-name="P6">IRAI</text:p>
          </table:table-cell>
          <table:table-cell table:style-name="Tabella2.B2" office:value-type="string">
            <text:p text:style-name="P6">UNI 11224</text:p>
          </table:table-cell>
        </table:table-row>
        <table:table-row>
          <table:table-cell table:style-name="Tabella2.A2" office:value-type="string">
            <text:p text:style-name="P9">SEFC</text:p>
          </table:table-cell>
          <table:table-cell table:style-name="Tabella2.B2" office:value-type="string">
            <text:p text:style-name="P9">UNI 9494-3</text:p>
          </table:table-cell>
        </table:table-row>
        <table:table-row>
          <table:table-cell table:style-name="Tabella2.A2" office:value-type="string">
            <text:p text:style-name="P9">Sistemi a pressione differenziale</text:p>
          </table:table-cell>
          <table:table-cell table:style-name="Tabella2.B2" office:value-type="string">
            <text:p text:style-name="P9">UNI EN 12101-6</text:p>
          </table:table-cell>
        </table:table-row>
        <table:table-row>
          <table:table-cell table:style-name="Tabella2.A2" office:value-type="string">
            <text:p text:style-name="P6">Sistemi a polvere</text:p>
          </table:table-cell>
          <table:table-cell table:style-name="Tabella2.B2" office:value-type="string">
            <text:p text:style-name="P6">UNI EN 12416-2</text:p>
          </table:table-cell>
        </table:table-row>
        <table:table-row>
          <table:table-cell table:style-name="Tabella2.A2" office:value-type="string">
            <text:p text:style-name="P6">Sistemi a schiuma</text:p>
          </table:table-cell>
          <table:table-cell table:style-name="Tabella2.B2" office:value-type="string">
            <text:p text:style-name="P6">UNI EN 13565-2</text:p>
          </table:table-cell>
        </table:table-row>
        <table:table-row>
          <table:table-cell table:style-name="Tabella2.A2" office:value-type="string">
            <text:p text:style-name="P6">Sistemi spray ad acqua</text:p>
          </table:table-cell>
          <table:table-cell table:style-name="Tabella2.B2" office:value-type="string">
            <text:p text:style-name="P6">UNI CEN/TS 14816</text:p>
          </table:table-cell>
        </table:table-row>
        <table:table-row>
          <table:table-cell table:style-name="Tabella2.A2" office:value-type="string">
            <text:p text:style-name="P6">Sistema estinguente ad aerosol condensato</text:p>
          </table:table-cell>
          <table:table-cell table:style-name="Tabella2.B2" office:value-type="string">
            <text:p text:style-name="P6">UNI ISO 15779</text:p>
          </table:table-cell>
        </table:table-row>
        <table:table-row>
          <table:table-cell table:style-name="Tabella2.A2" office:value-type="string">
            <text:p text:style-name="P6">Sistemi a riduzione di ossigeno</text:p>
          </table:table-cell>
          <table:table-cell table:style-name="Tabella2.B2" office:value-type="string">
            <text:p text:style-name="P6">UNI EN 16750</text:p>
          </table:table-cell>
        </table:table-row>
        <table:table-row>
          <table:table-cell table:style-name="Tabella2.A2" office:value-type="string">
            <text:p text:style-name="P11">Porte e finestre apribili resistenti al fuoco</text:p>
          </table:table-cell>
          <table:table-cell table:style-name="Tabella2.B2" office:value-type="string">
            <text:p text:style-name="P6">UNI 11473</text:p>
          </table:table-cell>
        </table:table-row>
        <table:table-row>
          <table:table-cell table:style-name="Tabella2.A2" office:value-type="string">
            <text:p text:style-name="P11">Sistemi di spegnimento ad estinguente gassoso</text:p>
          </table:table-cell>
          <table:table-cell table:style-name="Tabella2.B2" office:value-type="string">
            <text:p text:style-name="P6">UNI 11280</text:p>
          </table:table-cell>
        </table:table-row>
      </table:table>
      <text:p text:style-name="P16">Tabella <text:sequence text:ref-name="refTable7" text:name="Table" text:formula="ooow:Table+1" style:num-format="1">S.5-8</text:sequence>: Norme <text:span text:style-name="T47">e TS</text:span> per verifica, controllo e manutenzione di impianti e attrezzature antincendio</text:p>
      <text:h text:style-name="P38" text:outline-level="4"><text:bookmark-start text:name="__RefHeading__4951_527943241"/>Preparazione all’emergenza<text:bookmark-end text:name="__RefHeading__4951_527943241"/></text:h>
      <text:list xml:id="list183227942597264" text:continue-list="list183226403996103" text:style-name="EG_20_All_20_commi">
        <text:list-item text:start-value="1">
          <text:p text:style-name="P40">La preparazione all’emergenza, nell’ambito della gestione della sicurezza antincendio, si esplica:</text:p>
          <text:list>
            <text:list-item>
              <text:p text:style-name="P40"><text:span text:style-name="T30">tramite </text:span>pianificazione delle <text:span text:style-name="T30">azioni</text:span> da eseguire in caso d’emergenza, in risposta agli scenari incidentali ipotizzati;</text:p>
            </text:list-item>
            <text:list-item>
              <text:p text:style-name="P40"><text:soft-page-break/>nelle attività lavorative, con la formazione ed addestramento periodico del personale <text:span text:style-name="T30">addetto </text:span>all’attuazione del piano d’emergenza <text:span text:style-name="T30">e con </text:span>prove di evacuazione. La frequenza delle prove di attuazione del piano di emergenza deve tenere conto della complessità dell’attività e dell’eventuale sostituzione del personale impiegato.</text:p>
            </text:list-item>
          </text:list>
        </text:list-item>
        <text:list-item>
          <text:p text:style-name="P40"><text:span text:style-name="T25">Gli adempimenti minimi</text:span> per la preparazione all’emergenza sono riportat<text:span text:style-name="T52">i</text:span> in tabella <text:sequence-ref text:reference-format="value" text:ref-name="refTable8">S.5-9</text:sequence-ref>.</text:p>
        </text:list-item>
        <text:list-item>
          <text:p text:style-name="P40">La <text:span text:style-name="T30">preparazione</text:span> <text:span text:style-name="T30">all</text:span>’emergenza deve includere planimetrie e documenti nei quali siano riportate tutte le informazioni necessarie alla gestione dell’emergenza, <text:span text:style-name="T52">comprese</text:span> le istruzioni o le procedure per l’esodo degli occupanti, indicando in particolare le misure di assistenza agli occupanti con specifiche necessità.</text:p>
        </text:list-item>
      </text:list>
      <text:list xml:id="list183227400460469" text:continue-list="list183227447892053" text:style-name="EG_20_All_20_nota_20_auto">
        <text:list-item>
          <text:p text:style-name="P31">Ad esempio: indicazione dei compiti e funzioni in emergenza mediante predisposizione di una <text:span text:style-name="Emphasis">catena di comando e controllo</text:span>, destinazioni delle varie aree dell’attività, compartimentazioni antincendio, sistema d’esodo, aree a rischio specifico, dispositivi di disattivazione degli impianti e di attivazione di sistemi di sicurezza, …</text:p>
        </text:list-item>
      </text:list>
      <text:list xml:id="list183228213228985" text:continue-list="list183227942597264" text:style-name="EG_20_All_20_commi">
        <text:list-item>
          <text:p text:style-name="P40">In prossimità degli accessi di ciascun piano dell’attività, devono essere esposte:</text:p>
          <text:list>
            <text:list-item>
              <text:p text:style-name="P40">planimetrie esplicative del sistema d’esodo e dell’ubicazione delle attrezzature antincendio;</text:p>
            </text:list-item>
            <text:list-item>
              <text:p text:style-name="P40">istruzioni sul comportamento degli occupanti in caso di emergenza.</text:p>
            </text:list-item>
          </text:list>
        </text:list-item>
      </text:list>
      <table:table table:name="Table53" table:style-name="Table53">
        <table:table-column table:style-name="Table53.A"/>
        <table:table-column table:style-name="Table53.B"/>
        <text:soft-page-break/>
        <table:table-row>
          <table:table-cell table:style-name="Table53.A1" office:value-type="string">
            <text:p text:style-name="P2">Livello di prestazione</text:p>
          </table:table-cell>
          <table:table-cell table:style-name="Table53.B1" office:value-type="string">
            <text:p text:style-name="P2">Preparazione all’emergenza</text:p>
          </table:table-cell>
        </table:table-row>
        <table:table-row>
          <table:table-cell table:style-name="Table53.A2" office:value-type="string">
            <text:p text:style-name="P13">I</text:p>
          </table:table-cell>
          <table:table-cell table:style-name="Table53.B2" office:value-type="string">
            <text:p text:style-name="P6">La <text:span text:style-name="T31">preparazione a</text:span>ll’emergenza può essere limitata all’informazione al personale ed agli occupanti sui comportamenti da tenere. Essa deve <text:span text:style-name="T31">comprendere</text:span>:</text:p>
            <text:list xml:id="list183228302864756" text:continue-list="list183226646650603" text:style-name="EG_20_Elenco_20_semplice">
              <text:list-item>
                <text:p text:style-name="P26">istruzioni per la chiamata del soccorso pubblico e le informazioni da fornire per consentire un efficace soccorso;</text:p>
              </text:list-item>
              <text:list-item>
                <text:p text:style-name="P26">istruzioni di primo intervento antincendio, attraverso:</text:p>
                <text:list>
                  <text:list-item>
                    <text:p text:style-name="P26">azioni del responsabile dell’attività in rapporto alle squadre di soccorso;</text:p>
                  </text:list-item>
                  <text:list-item>
                    <text:p text:style-name="P26">azioni degli eventuali addetti antincendio in riferimento alla lotta antincendio ed all’esodo, ivi compreso l’impiego di dispositivi di protezione ed attrezzature;</text:p>
                  </text:list-item>
                  <text:list-item>
                    <text:p text:style-name="P26">azioni per la messa in sicurezza di apparecchiature ed impianti;</text:p>
                  </text:list-item>
                </text:list>
              </text:list-item>
              <text:list-item>
                <text:p text:style-name="P26">istruzioni per l’esodo degli occupanti, anche per mezzo di idonea segnaletica;</text:p>
              </text:list-item>
              <text:list-item>
                <text:p text:style-name="P29">istruzioni generali per prestare assistenza agli occupanti con specifiche necessità;</text:p>
              </text:list-item>
              <text:list-item>
                <text:p text:style-name="P29"><text:span text:style-name="T50">i</text:span>struzioni specifiche per prestare assistenza agli occupanti con specifiche necessità, in caso di presenza non occasionale;</text:p>
              </text:list-item>
              <text:list-item>
                <text:p text:style-name="P30">Istruzioni per il ripristino delle condizioni di sicurezza dopo l’emergenza.</text:p>
              </text:list-item>
            </text:list>
          </table:table-cell>
        </table:table-row>
        <table:table-row table:style-name="Table53.3">
          <table:table-cell table:style-name="Table53.A2" office:value-type="string">
            <text:p text:style-name="P13">II, III</text:p>
          </table:table-cell>
          <table:table-cell table:style-name="Table53.B2" office:value-type="string">
            <text:p text:style-name="P6"><text:span text:style-name="T25">La preparazione all’emergenza deve prevedere</text:span> le procedure per la gestione dell’emergenza. In particolare:</text:p>
            <text:list xml:id="list183228187794971" text:continue-numbering="true" text:style-name="EG_20_Elenco_20_semplice">
              <text:list-item>
                <text:p text:style-name="P26">procedure di allarme: modalità di allarme, informazione agli occupanti, modalità di diffusione dell’ordine di evacuazione;</text:p>
              </text:list-item>
              <text:list-item>
                <text:p text:style-name="P26">procedure di attivazione del centro di gestione delle emergenze, <text:span text:style-name="T31">se previsto</text:span>;</text:p>
              </text:list-item>
              <text:list-item>
                <text:p text:style-name="P26">procedure di comunicazione interna e verso gli enti di soccorso pubblico: devono essere chiaramente definite le modalità e strumenti di comunicazione tra gli addetti <text:span text:style-name="T31">del servizio </text:span>antincendio e il centro di gestione dell’emergenza, <text:span text:style-name="T31">ove previsto,</text:span> individuate le modalità di chiamata del soccorso pubblico e le informazioni da fornire alle squadre di soccorso;</text:p>
              </text:list-item>
              <text:list-item>
                <text:p text:style-name="P26">procedure di primo intervento antincendio, che devono prevedere le azioni della squadra antincendio per lo spegnimento di un principio di incendio, per l’assistenza degli occupanti nella evacuazione, per la messa in sicurezza delle apparecchiature o impianti;</text:p>
              </text:list-item>
              <text:list-item>
                <text:p text:style-name="P26">procedure per l’esodo degli occupanti e le azioni di facilitazione dell’esodo;</text:p>
              </text:list-item>
              <text:list-item>
                <text:p text:style-name="P29">procedure per assistere occupanti con ridotte o impedite capacità motorie, sensoriali e <text:span text:style-name="T20">cognitive</text:span> o con specifiche necessità;</text:p>
              </text:list-item>
              <text:list-item>
                <text:p text:style-name="P26">procedure di messa in sicurezza di apparecchiature ed impianti: in funzione della tipologia di impianto e della natura dell’attività, occorre definire apposite sequenze e operazioni per la messa in sicurezza delle apparecchiatura o impianti;</text:p>
              </text:list-item>
              <text:list-item>
                <text:p text:style-name="P26">procedure <text:span text:style-name="T32">il ripristino delle condizioni di sicurezza</text:span> al termine dell’emergenza: in funzione della complessità della struttura devono essere definite le modalità con le quali garantirne il rientro in condizioni di sicurezza <text:span text:style-name="T32">degli occupanti ed il ristino dei processi ordinari dell’attività</text:span>.</text:p>
              </text:list-item>
            </text:list>
          </table:table-cell>
        </table:table-row>
      </table:table>
      <text:p text:style-name="P16">Tabella <text:sequence text:ref-name="refTable8" text:name="Table" text:formula="ooow:Table+1" style:num-format="1">S.5-9</text:sequence>: Preparazione all’emergenza</text:p>
      <text:h text:style-name="P38" text:outline-level="4"><text:bookmark-start text:name="__RefHeading__185783_1904530980"/>Preparazione all’emergenza in attività caratterizzate da promiscuità strutturale, impiantistica, dei sistemi di vie d’esodo<text:bookmark-end text:name="__RefHeading__185783_1904530980"/></text:h>
      <text:list xml:id="list183226629323531" text:continue-list="list183228213228985" text:style-name="EG_20_All_20_commi">
        <text:list-item text:start-value="1">
          <text:p text:style-name="P40">Qualora attività caratterizzate da promiscuità strutturale, impiantistica, <text:span text:style-name="T51">o </text:span>dei sistemi di vie d’esodo siano esercite da responsabili dell’attività diversi, le pianificazioni d’emergenza delle singole attività devono tenere conto di eventuali interferenze o relazioni con le attività limitrofe.</text:p>
        </text:list-item>
        <text:list-item>
          <text:p text:style-name="P40">Deve essere prevista una pianificazione <text:span text:style-name="T31">delle azioni </text:span>d’emergenza di sito in cui siano descritte le procedure di risposta all’emergenza per le parti comuni e per le eventuali interferenze tra le attività ai fini della sicurezza antincendio.</text:p>
        </text:list-item>
      </text:list>
      <text:h text:style-name="P38" text:outline-level="4"><text:bookmark-start text:name="__RefHeading__1751_28189477"/><text:soft-page-break/>Centro di gestione delle emergenze<text:bookmark-end text:name="__RefHeading__1751_28189477"/></text:h>
      <text:list xml:id="list183227205520505" text:continue-list="list183226629323531" text:style-name="EG_20_All_20_commi">
        <text:list-item text:start-value="1">
          <text:p text:style-name="P40">Ove previsto dalla soluzione progettuale individuata, deve essere predisposto apposito <text:span text:style-name="Emphasis">centro di gestione delle emergenze</text:span> ai fini del coordinamento delle operazioni d’emergenza, commisurato alla complessità dell’attività.</text:p>
        </text:list-item>
        <text:list-item>
          <text:p text:style-name="P40">Se previsto, il centro di gestione delle emergenze deve essere costituito:</text:p>
          <text:list>
            <text:list-item>
              <text:p text:style-name="P40">nelle <text:span text:style-name="Emphasis">piccole attività</text:span> con profili di rischio compresi in A1, A2, <text:span text:style-name="T33">A3,</text:span> B1, B2, <text:span text:style-name="T33">B3,</text:span> C1, C2: in locale ad uso non esclusivo (es. portineria, reception, centralino, …);</text:p>
            </text:list-item>
            <text:list-item>
              <text:p text:style-name="P40">nelle <text:span text:style-name="Emphasis">altre attività</text:span>: in apposito locale ad uso esclusivo, costituente compartimento antincendio, dotato di accesso dall’esterno, anche tramite percorso protetto, segnalato.</text:p>
            </text:list-item>
          </text:list>
        </text:list-item>
        <text:list-item>
          <text:p text:style-name="P40">Il centro di gestione delle emergenze deve essere fornito almeno di:</text:p>
          <text:list>
            <text:list-item>
              <text:p text:style-name="P40">informazioni necessarie alla gestione dell’emergenza (es. pianificazioni, planimetrie, schemi funzionali di impianti, numeri telefonici, …);</text:p>
            </text:list-item>
            <text:list-item>
              <text:p text:style-name="P40">strumenti di comunicazione con le squadre di soccorso, il personale e gli occupanti;</text:p>
            </text:list-item>
            <text:list-item>
              <text:p text:style-name="P40">centrali di controllo degli impianti di protezione attiva o ripetizione dei segnali d’allarme.</text:p>
            </text:list-item>
          </text:list>
        </text:list-item>
        <text:list-item>
          <text:p text:style-name="P40">Il centro di gestione dell’emergenza deve essere chiaramente individuato da apposita segnaletica di sicurezza.</text:p>
        </text:list-item>
      </text:list>
      <text:h text:style-name="P38" text:outline-level="4"><text:bookmark-start text:name="__RefHeading___Toc7125_201855615"/>Unità gestionale GSA<text:bookmark-end text:name="__RefHeading___Toc7125_201855615"/></text:h>
      <text:list xml:id="list183226610128189" text:continue-list="list183227205520505" text:style-name="EG_20_All_20_commi">
        <text:list-item text:start-value="1">
          <text:p text:style-name="P52">L’unità gestionale GSA <text:span text:style-name="T34">provvede al</text:span> monitoraggio, <text:span text:style-name="T35">alla proposta di revisione ed al coordinamento</text:span> della <text:span text:style-name="T35">GSA in emergenza</text:span>.</text:p>
        </text:list-item>
        <text:list-item>
          <text:p text:style-name="P53">L’unità gestionale GSA in esercizio:</text:p>
          <text:list>
            <text:list-item>
              <text:p text:style-name="P53"><text:span text:style-name="T8">attua </text:span>la gestione della sicurezza anti<text:span text:style-name="T8">n</text:span>cendio attraverso la predisposizione delle procedure gestionali ed operative e di tutti i documenti della GSA;</text:p>
            </text:list-item>
            <text:list-item>
              <text:p text:style-name="P53">provvede direttamente o attraverso le procedure predisposte al rilievo delle non conformità del sistema e della sicurezza antincendio, segnalandole al r<text:span text:style-name="T8">e</text:span>sponsabile dell’attività;</text:p>
            </text:list-item>
            <text:list-item>
              <text:p text:style-name="P53">aggiorna la documentazione della GSA in caso di modifiche.</text:p>
            </text:list-item>
          </text:list>
        </text:list-item>
        <text:list-item>
          <text:p text:style-name="P53">Il coordinatore dell’unità gestionale GSA, o il suo sostituto, in emergenza:</text:p>
          <text:list>
            <text:list-item>
              <text:p text:style-name="P53">prende i provvedimenti, in caso di pericolo grave ed immediato, anche di interruzione delle attività, fino al ripristino delle condizioni di sicurezza;</text:p>
            </text:list-item>
            <text:list-item>
              <text:p text:style-name="P53">coordina il centro di gestione delle emergenze.</text:p>
            </text:list-item>
          </text:list>
        </text:list-item>
      </text:list>
      <text:h text:style-name="P38" text:outline-level="4"><text:bookmark-start text:name="__RefHeading__185785_1904530980"/>Revisione periodica<text:bookmark-end text:name="__RefHeading__185785_1904530980"/></text:h>
      <text:list xml:id="list183228269027915" text:continue-list="list183226610128189" text:style-name="EG_20_All_20_commi">
        <text:list-item text:start-value="1">
          <text:p text:style-name="P54">I documenti della GSA devono essere oggetto di revisione periodica a cadenza stabilita e, in ogni caso, devono essere aggiornati in occasione di modifiche dell’attività.</text:p>
        </text:list-item>
      </text:list>
      <text:list xml:id="list183227632494746" text:continue-list="list183227400460469" text:style-name="EG_20_All_20_nota_20_auto">
        <text:list-item>
          <text:p text:style-name="EG_20_Nota"><text:span text:style-name="T49">Ad esempio, per </text:span>modifiche significative ai fini della sicurezza antincendio, modifiche organizzative, variazioni delle figure addette alle funzioni indicate nelle tabelle <text:sequence-ref text:reference-format="value" text:ref-name="refTable2">S.5-3</text:sequence-ref>, <text:sequence-ref text:reference-format="value" text:ref-name="refTable3">S.5-4</text:sequence-ref><text:s/><text:span text:style-name="T36">e </text:span><text:sequence-ref text:reference-format="value" text:ref-name="refTable4">S.5-5</text:sequence-ref>, …</text:p>
        </text:list-item>
      </text:list>
      <text:h text:style-name="P35" text:outline-level="3"><text:bookmark-start text:name="__RefHeading__5163_527943241"/><text:soft-page-break/>Gestione della sicurezza in emergenza<text:bookmark-end text:name="__RefHeading__5163_527943241"/></text:h>
      <text:list xml:id="list183227176371106" text:continue-list="list183228269027915" text:style-name="EG_20_All_20_commi">
        <text:list-item text:start-value="1">
          <text:p text:style-name="P40">La gestione della sicurezza antincendio durante l’<text:span text:style-name="Emphasis">emergenza</text:span> nell’attività deve prevedere almeno:</text:p>
          <text:list>
            <text:list-item>
              <text:p text:style-name="P40">se si tratta di attività lavorativa: attivazione ed attuazione del piano di emergenza, di cui al paragrafo <text:bookmark-ref text:reference-format="number" text:ref-name="__RefHeading__4951_527943241">S.5.7.4</text:bookmark-ref>;</text:p>
            </text:list-item>
            <text:list-item>
              <text:p text:style-name="P40">se non si tratta di attività lavorativa: attivazione dei servizi di soccorso pubblico, esodo degli occupanti, messa in sicurezza di apparecchiature ed impianti;</text:p>
            </text:list-item>
            <text:list-item>
              <text:p text:style-name="P40">qualora previsto, attivazione del centro di gestione delle emergenze secondo indicazioni del paragrafo <text:bookmark-ref text:reference-format="number" text:ref-name="__RefHeading__1751_28189477">S.5.7.6</text:bookmark-ref> <text:span text:style-name="T21">o della unità gestionale GSA di cui al paragrafo </text:span><text:span text:style-name="T21"><text:bookmark-ref text:reference-format="number" text:ref-name="__RefHeading___Toc7125_201855615">S.5.7.7</text:bookmark-ref></text:span>.</text:p>
            </text:list-item>
          </text:list>
        </text:list-item>
        <text:list-item>
          <text:p text:style-name="P40">Alla rivelazione manuale o automatica dell’incendio segue generalmente:</text:p>
          <text:list>
            <text:list-item>
              <text:p text:style-name="P40">l’immediata attivazione delle procedure d’emergenza;</text:p>
            </text:list-item>
            <text:list-item>
              <text:p text:style-name="P40">nelle attività più complesse, la verifica dell’effettiva presenza di un incendio e la successiva attivazione delle procedure d’emergenza.</text:p>
            </text:list-item>
          </text:list>
        </text:list-item>
        <text:list-item>
          <text:p text:style-name="P40">Nelle attività lavorative, <text:span text:style-name="T53">deve essere assicurata la presenza continuativa di </text:span>addetti del servizio antincendio <text:span text:style-name="T53">in modo da poter attuare in ogni momento </text:span>le azioni previste in emergenza.</text:p>
        </text:list-item>
      </text:list>
      <text:h text:style-name="P33" text:outline-level="3"><text:bookmark-start text:name="__RefHeading__1541_1361602405"/>Riferimenti<text:bookmark-end text:name="__RefHeading__1541_1361602405"/></text:h>
      <text:list xml:id="list183227283949577" text:continue-list="list183227176371106" text:style-name="EG_20_All_20_commi">
        <text:list-item text:start-value="1">
          <text:p text:style-name="P40"><text:bookmark-start text:name="__RefHeading__4030_4719215304"/>Si indicano i seguenti riferimenti:<text:bookmark-end text:name="__RefHeading__4030_4719215304"/></text:p>
          <text:list>
            <text:list-item>
              <text:p text:style-name="P40">UNI, INAIL, “<text:span text:style-name="Emphasis">Linee guida per un sistema di gestione di sicurezza e salute sui luoghi di lavoro (SGSSL)</text:span>”, 2011, da <text:a xlink:type="simple" xlink:href="http://sicurezzasullavoro.inail.it/" text:style-name="Internet_20_link" text:visited-style-name="Visited_20_Internet_20_Link">http://sicurezzasullavoro.inail.it/</text:a>;</text:p>
            </text:list-item>
            <text:list-item>
              <text:p text:style-name="P45">UNI ISO 45001 “<text:span text:style-name="Emphasis">Sistemi di gestione per la salute e sicurezza sul lavoro - Requisiti e guida per l’uso</text:span>”;</text:p>
            </text:list-item>
            <text:list-item>
              <text:p text:style-name="P40">BS OHSAS 18001 e Linee guida BS OHSAS 18002 per la <text:span text:style-name="Emphasis">“Valutazione della Salute e Sicurezza sul lavoro (Occupational Health and Safety Assessment Series, OHSAS)”</text:span>;</text:p>
            </text:list-item>
            <text:list-item>
              <text:p text:style-name="P40">European guideline CFPA-E No 1:2014 F “<text:span text:style-name="Emphasis">Fire protection management system</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5"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S.5</text:chapter><text:s/><text:chapter text:display="name" text:outline-level="2">Gestione della sicurezza antincendio</text:chapter><text:tab/>Pagina <text:chapter text:display="plain-number" text:outline-level="2">S.5</text:chapter>-<text:page-number text:select-page="current">14</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Gestione della sicurezza antincendio</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4H29M4S</meta:editing-duration>
    <meta:editing-cycles>67</meta:editing-cycles>
    <meta:generator>LibreOffice/6.4.5.2$Linux_X86_64 LibreOffice_project/40$Build-2</meta:generator>
    <dc:title>modello_codicepi_14</dc:title>
    <meta:initial-creator>Emanuele Gissi</meta:initial-creator>
    <dc:date>2020-07-25T18:32:26.139699552</dc:date>
    <meta:document-statistic meta:table-count="9" meta:image-count="0" meta:object-count="0" meta:page-count="15" meta:paragraph-count="322" meta:word-count="4017" meta:character-count="28368" meta:non-whitespace-character-count="24862"/>
    <meta:template xlink:type="simple" xlink:actuate="onRequest" xlink:title="modello_codicepi_14" xlink:href="../../../../../../Modelli/modello_codicepi_14.ott" meta:date="2019-06-11T19:42:58.853340625"/>
  </office:meta>
</office:document-meta>
</file>